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Verdana" svg:font-family="Verdana, Helvetica, Arial, sans-serif"/>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text-properties officeooo:rsid="001f02d2" officeooo:paragraph-rsid="001f02d2"/>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officeooo:paragraph-rsid="0045da3b"/>
    </style:style>
    <style:style style:name="P14" style:family="paragraph" style:parent-style-name="Text_20_body">
      <style:text-properties officeooo:rsid="00480fdb" officeooo:paragraph-rsid="00480fdb"/>
    </style:style>
    <style:style style:name="P15" style:family="paragraph" style:parent-style-name="Text_20_body">
      <style:text-properties style:font-name="Arial"/>
    </style:style>
    <style:style style:name="P16" style:family="paragraph" style:parent-style-name="Text_20_body">
      <style:text-properties style:font-name="Arial" officeooo:rsid="003f1dc2" officeooo:paragraph-rsid="004056b0"/>
    </style:style>
    <style:style style:name="P17" style:family="paragraph" style:parent-style-name="Text_20_body">
      <style:text-properties style:font-name="Arial" officeooo:rsid="004056b0"/>
    </style:style>
    <style:style style:name="P18" style:family="paragraph" style:parent-style-name="Text_20_body">
      <style:text-properties style:font-name="Arial" officeooo:rsid="0085bed7" officeooo:paragraph-rsid="00896468"/>
    </style:style>
    <style:style style:name="P19" style:family="paragraph" style:parent-style-name="Text_20_body">
      <style:text-properties fo:background-color="transparent"/>
    </style:style>
    <style:style style:name="P20" style:family="paragraph" style:parent-style-name="Text_20_body">
      <style:text-properties officeooo:paragraph-rsid="005dd3e2"/>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officeooo:rsid="0067df1b" officeooo:paragraph-rsid="0067df1b"/>
    </style:style>
    <style:style style:name="P23" style:family="paragraph" style:parent-style-name="Text_20_body">
      <style:text-properties officeooo:rsid="006bf715" officeooo:paragraph-rsid="006bf715"/>
    </style:style>
    <style:style style:name="P24" style:family="paragraph" style:parent-style-name="Text_20_body">
      <style:text-properties officeooo:paragraph-rsid="006bf715"/>
    </style:style>
    <style:style style:name="P25" style:family="paragraph" style:parent-style-name="Text_20_body">
      <style:text-properties officeooo:paragraph-rsid="006db220"/>
    </style:style>
    <style:style style:name="P26" style:family="paragraph" style:parent-style-name="Text_20_body">
      <style:text-properties officeooo:paragraph-rsid="006dbf90"/>
    </style:style>
    <style:style style:name="P27" style:family="paragraph" style:parent-style-name="Text_20_body">
      <style:text-properties officeooo:paragraph-rsid="007353eb"/>
    </style:style>
    <style:style style:name="P28" style:family="paragraph" style:parent-style-name="Text_20_body">
      <style:text-properties officeooo:rsid="0075bfc8" officeooo:paragraph-rsid="0075bfc8"/>
    </style:style>
    <style:style style:name="P29" style:family="paragraph" style:parent-style-name="Text_20_body">
      <style:text-properties officeooo:paragraph-rsid="0084e48a"/>
    </style:style>
    <style:style style:name="P30" style:family="paragraph" style:parent-style-name="Text_20_body">
      <style:text-properties officeooo:paragraph-rsid="008580aa"/>
    </style:style>
    <style:style style:name="P31" style:family="paragraph" style:parent-style-name="Text_20_body">
      <style:text-properties officeooo:paragraph-rsid="00862e82"/>
    </style:style>
    <style:style style:name="P32" style:family="paragraph" style:parent-style-name="Text_20_body">
      <style:text-properties officeooo:paragraph-rsid="00896468"/>
    </style:style>
    <style:style style:name="P33" style:family="paragraph" style:parent-style-name="Text_20_body">
      <style:text-properties officeooo:paragraph-rsid="0090138b"/>
    </style:style>
    <style:style style:name="P34" style:family="paragraph" style:parent-style-name="Text_20_body">
      <style:text-properties officeooo:paragraph-rsid="00914ecf"/>
    </style:style>
    <style:style style:name="P35" style:family="paragraph" style:parent-style-name="Text_20_body">
      <style:text-properties officeooo:paragraph-rsid="009e4926"/>
    </style:style>
    <style:style style:name="P36" style:family="paragraph" style:parent-style-name="Text_20_body">
      <style:text-properties officeooo:paragraph-rsid="00ba7258"/>
    </style:style>
    <style:style style:name="P37" style:family="paragraph" style:parent-style-name="Contents_20_1">
      <style:paragraph-properties>
        <style:tab-stops>
          <style:tab-stop style:position="16cm" style:type="right" style:leader-style="dotted" style:leader-text="."/>
        </style:tab-stops>
      </style:paragraph-properties>
    </style:style>
    <style:style style:name="P38" style:family="paragraph" style:parent-style-name="Contents_20_2">
      <style:paragraph-properties>
        <style:tab-stops>
          <style:tab-stop style:position="16cm" style:type="right" style:leader-style="dotted" style:leader-text="."/>
        </style:tab-stops>
      </style:paragraph-properties>
    </style:style>
    <style:style style:name="P39" style:family="paragraph" style:parent-style-name="Contents_20_3">
      <style:paragraph-properties>
        <style:tab-stops>
          <style:tab-stop style:position="16cm" style:type="right" style:leader-style="dotted" style:leader-text="."/>
        </style:tab-stops>
      </style:paragraph-properties>
    </style:style>
    <style:style style:name="P40" style:family="paragraph" style:parent-style-name="Text_20_body">
      <style:paragraph-properties fo:margin-left="0cm" fo:margin-right="0cm" fo:text-indent="0cm" style:auto-text-indent="false"/>
      <style:text-properties officeooo:rsid="0067df1b" officeooo:paragraph-rsid="0067df1b"/>
    </style:style>
    <style:style style:name="P41" style:family="paragraph" style:parent-style-name="Quotations">
      <style:text-properties officeooo:paragraph-rsid="0090138b"/>
    </style:style>
    <style:style style:name="P42" style:family="paragraph" style:parent-style-name="Footnote">
      <style:text-properties officeooo:paragraph-rsid="00ba7258"/>
    </style:style>
    <style:style style:name="P43" style:family="paragraph" style:parent-style-name="Heading_20_1">
      <style:paragraph-properties fo:break-before="page"/>
    </style:style>
    <style:style style:name="P44" style:family="paragraph" style:parent-style-name="Heading_20_2">
      <style:text-properties officeooo:rsid="003f1dc2" officeooo:paragraph-rsid="003f1dc2"/>
    </style:style>
    <style:style style:name="P45" style:family="paragraph" style:parent-style-name="Heading_20_2">
      <style:paragraph-properties fo:break-before="page"/>
    </style:style>
    <style:style style:name="P46" style:family="paragraph" style:parent-style-name="Text_20_body" style:list-style-name="L1">
      <style:text-properties officeooo:rsid="003e70ca" officeooo:paragraph-rsid="003e70ca"/>
    </style:style>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3">
      <style:text-properties officeooo:paragraph-rsid="00469f96"/>
    </style:style>
    <style:style style:name="P50" style:family="paragraph" style:parent-style-name="Text_20_body" style:list-style-name="L4">
      <style:text-properties officeooo:paragraph-rsid="006bf715"/>
    </style:style>
    <style:style style:name="P51" style:family="paragraph" style:parent-style-name="Text_20_body" style:list-style-name="L4">
      <style:text-properties officeooo:rsid="006bf715" officeooo:paragraph-rsid="006bf715"/>
    </style:style>
    <style:style style:name="P52" style:family="paragraph" style:parent-style-name="Text_20_body" style:list-style-name="L4">
      <style:text-properties officeooo:rsid="0084e48a" officeooo:paragraph-rsid="0084e48a"/>
    </style:style>
    <style:style style:name="P53" style:family="paragraph" style:parent-style-name="Text_20_body" style:list-style-name="L5"/>
    <style:style style:name="P54" style:family="paragraph" style:parent-style-name="Text_20_body" style:list-style-name="L5">
      <style:text-properties style:font-name="Arial" officeooo:rsid="0092e176" officeooo:paragraph-rsid="0092e176"/>
    </style:style>
    <style:style style:name="P55" style:family="paragraph" style:parent-style-name="Text_20_body">
      <style:text-properties fo:font-style="normal" officeooo:rsid="00d70afd" officeooo:paragraph-rsid="00d70afd" style:font-style-asian="normal" style:font-style-complex="normal"/>
    </style:style>
    <style:style style:name="P56" style:family="paragraph" style:parent-style-name="Text_20_body">
      <style:text-properties officeooo:paragraph-rsid="00d87f12"/>
    </style:style>
    <style:style style:name="P57" style:family="paragraph" style:parent-style-name="Text_20_body" style:list-style-name="L1">
      <style:paragraph-properties fo:margin-left="0cm" fo:margin-right="0cm" fo:text-indent="0cm" style:auto-text-indent="false"/>
      <style:text-properties officeooo:paragraph-rsid="003e70ca"/>
    </style:style>
    <style:style style:name="P58" style:family="paragraph" style:parent-style-name="Text_20_body" style:list-style-name="L2">
      <style:paragraph-properties fo:margin-left="0cm" fo:margin-right="0cm" fo:text-indent="0cm" style:auto-text-indent="false"/>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a84097" fo:background-color="transparent" loext:char-shading-value="0"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abf388" style:font-style-asian="normal" style:font-style-complex="normal"/>
    </style:style>
    <style:style style:name="T9" style:family="text">
      <style:text-properties fo:font-style="normal" officeooo:rsid="00b0d05b" style:font-style-asian="normal" style:font-style-complex="normal"/>
    </style:style>
    <style:style style:name="T10" style:family="text">
      <style:text-properties fo:font-style="normal" officeooo:rsid="00b1f024" style:font-style-asian="normal" style:font-style-complex="normal"/>
    </style:style>
    <style:style style:name="T11" style:family="text">
      <style:text-properties fo:font-style="normal" officeooo:rsid="00d70afd" style:font-style-asian="normal" style:font-style-complex="normal"/>
    </style:style>
    <style:style style:name="T12" style:family="text">
      <style:text-properties fo:font-style="normal" officeooo:rsid="00d87f12" style:font-style-asian="normal" style:font-style-complex="normal"/>
    </style:style>
    <style:style style:name="T13" style:family="text">
      <style:text-properties fo:font-style="normal" officeooo:rsid="00b1f024" fo:background-color="#ffff00" loext:char-shading-value="0" style:font-style-asian="normal" style:font-style-complex="normal"/>
    </style:style>
    <style:style style:name="T14" style:family="text">
      <style:text-properties fo:language="pt" fo:country="BR" fo:font-style="normal" officeooo:rsid="00caba4f" fo:background-color="transparent" loext:char-shading-value="0" style:font-style-asian="normal" style:font-style-complex="normal" loext:padding="0cm" loext:border="none"/>
    </style:style>
    <style:style style:name="T15" style:family="text">
      <style:text-properties fo:background-color="#ffff00" loext:char-shading-value="0"/>
    </style:style>
    <style:style style:name="T16" style:family="text">
      <style:text-properties officeooo:rsid="0045da3b" fo:background-color="#ffff00" loext:char-shading-value="0"/>
    </style:style>
    <style:style style:name="T17" style:family="text">
      <style:text-properties style:font-name="Arial"/>
    </style:style>
    <style:style style:name="T18" style:family="text">
      <style:text-properties style:font-name="Arial" officeooo:rsid="003f1dc2"/>
    </style:style>
    <style:style style:name="T19" style:family="text">
      <style:text-properties style:font-name="Arial" fo:font-weight="bold" officeooo:rsid="003f1dc2" style:font-weight-asian="bold" style:font-weight-complex="bold"/>
    </style:style>
    <style:style style:name="T20" style:family="text">
      <style:text-properties style:font-name="Arial" officeooo:rsid="004056b0"/>
    </style:style>
    <style:style style:name="T21" style:family="text">
      <style:text-properties style:font-name="Arial" officeooo:rsid="0045c04b"/>
    </style:style>
    <style:style style:name="T22" style:family="text">
      <style:text-properties style:font-name="Arial" officeooo:rsid="0045da3b" fo:background-color="#ffff00" loext:char-shading-value="0"/>
    </style:style>
    <style:style style:name="T23" style:family="text">
      <style:text-properties style:font-name="Arial" officeooo:rsid="00552c76"/>
    </style:style>
    <style:style style:name="T24" style:family="text">
      <style:text-properties style:font-name="Arial" officeooo:rsid="005c9c33" fo:background-color="transparent" loext:char-shading-value="0"/>
    </style:style>
    <style:style style:name="T25" style:family="text">
      <style:text-properties style:font-name="Arial" officeooo:rsid="00aa9146" fo:background-color="transparent" loext:char-shading-value="0"/>
    </style:style>
    <style:style style:name="T26" style:family="text">
      <style:text-properties style:font-name="Arial" officeooo:rsid="00b58fbe" fo:background-color="transparent" loext:char-shading-value="0"/>
    </style:style>
    <style:style style:name="T27" style:family="text">
      <style:text-properties style:font-name="Arial" officeooo:rsid="00c4d6d7" fo:background-color="transparent" loext:char-shading-value="0"/>
    </style:style>
    <style:style style:name="T28" style:family="text">
      <style:text-properties style:font-name="Arial" officeooo:rsid="00c7ecac" fo:background-color="transparent" loext:char-shading-value="0"/>
    </style:style>
    <style:style style:name="T29" style:family="text">
      <style:text-properties style:font-name="Arial" officeooo:rsid="00d515f1" fo:background-color="transparent" loext:char-shading-value="0"/>
    </style:style>
    <style:style style:name="T30" style:family="text">
      <style:text-properties style:font-name="Arial" officeooo:rsid="0064dfe6"/>
    </style:style>
    <style:style style:name="T31" style:family="text">
      <style:text-properties style:font-name="Arial" officeooo:rsid="0065f8d2"/>
    </style:style>
    <style:style style:name="T32" style:family="text">
      <style:text-properties style:font-name="Arial" officeooo:rsid="00681b00"/>
    </style:style>
    <style:style style:name="T33" style:family="text">
      <style:text-properties style:font-name="Arial" officeooo:rsid="006b0f0a"/>
    </style:style>
    <style:style style:name="T34" style:family="text">
      <style:text-properties style:font-name="Arial" officeooo:rsid="006be809"/>
    </style:style>
    <style:style style:name="T35" style:family="text">
      <style:text-properties style:font-name="Arial" officeooo:rsid="006bf715"/>
    </style:style>
    <style:style style:name="T36" style:family="text">
      <style:text-properties style:font-name="Arial" officeooo:rsid="006db220"/>
    </style:style>
    <style:style style:name="T37" style:family="text">
      <style:text-properties style:font-name="Arial" officeooo:rsid="006f66bf"/>
    </style:style>
    <style:style style:name="T38" style:family="text">
      <style:text-properties style:font-name="Arial" officeooo:rsid="007157fe"/>
    </style:style>
    <style:style style:name="T39" style:family="text">
      <style:text-properties style:font-name="Arial" officeooo:rsid="007353eb"/>
    </style:style>
    <style:style style:name="T40" style:family="text">
      <style:text-properties style:font-name="Arial" officeooo:rsid="0073be50"/>
    </style:style>
    <style:style style:name="T41" style:family="text">
      <style:text-properties style:font-name="Arial" officeooo:rsid="00749cd4"/>
    </style:style>
    <style:style style:name="T42" style:family="text">
      <style:text-properties style:font-name="Arial" officeooo:rsid="0075bfc8"/>
    </style:style>
    <style:style style:name="T43" style:family="text">
      <style:text-properties style:font-name="Arial" officeooo:rsid="0076d6cb"/>
    </style:style>
    <style:style style:name="T44" style:family="text">
      <style:text-properties style:font-name="Arial" officeooo:rsid="007879a9"/>
    </style:style>
    <style:style style:name="T45" style:family="text">
      <style:text-properties style:font-name="Arial" officeooo:rsid="007a7323"/>
    </style:style>
    <style:style style:name="T46" style:family="text">
      <style:text-properties style:font-name="Arial" officeooo:rsid="007c52de"/>
    </style:style>
    <style:style style:name="T47" style:family="text">
      <style:text-properties style:font-name="Arial" officeooo:rsid="007f168e"/>
    </style:style>
    <style:style style:name="T48" style:family="text">
      <style:text-properties style:font-name="Arial" officeooo:rsid="0084e48a"/>
    </style:style>
    <style:style style:name="T49" style:family="text">
      <style:text-properties style:font-name="Arial" officeooo:rsid="0085bed7"/>
    </style:style>
    <style:style style:name="T50" style:family="text">
      <style:text-properties style:font-name="Arial" officeooo:rsid="00862e82"/>
    </style:style>
    <style:style style:name="T51" style:family="text">
      <style:text-properties style:font-name="Arial" officeooo:rsid="00896468"/>
    </style:style>
    <style:style style:name="T52" style:family="text">
      <style:text-properties style:font-name="Arial" officeooo:rsid="008a5dc4"/>
    </style:style>
    <style:style style:name="T53" style:family="text">
      <style:text-properties style:font-name="Arial" officeooo:rsid="0090138b"/>
    </style:style>
    <style:style style:name="T54" style:family="text">
      <style:text-properties style:font-name="Arial" officeooo:rsid="00914ecf"/>
    </style:style>
    <style:style style:name="T55" style:family="text">
      <style:text-properties style:font-name="Arial" officeooo:rsid="0092e176"/>
    </style:style>
    <style:style style:name="T56" style:family="text">
      <style:text-properties style:font-name="Arial" officeooo:rsid="00943aaf"/>
    </style:style>
    <style:style style:name="T57" style:family="text">
      <style:text-properties style:font-name="Arial" officeooo:rsid="00949b44"/>
    </style:style>
    <style:style style:name="T58" style:family="text">
      <style:text-properties style:font-name="Arial" officeooo:rsid="009fd386"/>
    </style:style>
    <style:style style:name="T59" style:family="text">
      <style:text-properties style:font-name="Arial" officeooo:rsid="00a39f53"/>
    </style:style>
    <style:style style:name="T60" style:family="text">
      <style:text-properties style:font-name="Arial" officeooo:rsid="00a3fddc"/>
    </style:style>
    <style:style style:name="T61" style:family="text">
      <style:text-properties style:font-name="Arial" officeooo:rsid="00abf388"/>
    </style:style>
    <style:style style:name="T62" style:family="text">
      <style:text-properties style:font-name="Arial" officeooo:rsid="00abfc08"/>
    </style:style>
    <style:style style:name="T63" style:family="text">
      <style:text-properties style:font-name="Arial" officeooo:rsid="00b0c7c0"/>
    </style:style>
    <style:style style:name="T64" style:family="text">
      <style:text-properties style:font-name="Arial" officeooo:rsid="00b0d05b"/>
    </style:style>
    <style:style style:name="T65" style:family="text">
      <style:text-properties style:font-name="Arial" fo:font-style="normal" officeooo:rsid="00b1f024" style:font-style-asian="normal" style:font-style-complex="normal"/>
    </style:style>
    <style:style style:name="T66" style:family="text">
      <style:text-properties style:font-name="Arial" fo:font-style="normal" officeooo:rsid="00cf6306" style:font-style-asian="normal" style:font-style-complex="normal"/>
    </style:style>
    <style:style style:name="T67" style:family="text">
      <style:text-properties style:font-name="Arial" fo:font-style="normal" officeooo:rsid="00d70afd" style:font-style-asian="normal" style:font-style-complex="normal"/>
    </style:style>
    <style:style style:name="T68" style:family="text">
      <style:text-properties style:font-name="Arial" fo:font-style="normal" officeooo:rsid="00d87f12" style:font-style-asian="normal" style:font-style-complex="normal"/>
    </style:style>
    <style:style style:name="T69" style:family="text">
      <style:text-properties style:font-name="Arial" officeooo:rsid="00c4d6d7"/>
    </style:style>
    <style:style style:name="T70" style:family="text">
      <style:text-properties style:font-name="Arial" fo:language="pt" fo:country="BR" fo:font-style="normal" officeooo:rsid="00c8cdcd" fo:background-color="transparent" loext:char-shading-value="0" style:font-style-asian="normal" style:font-style-complex="normal" loext:padding="0cm" loext:border="none"/>
    </style:style>
    <style:style style:name="T71" style:family="text">
      <style:text-properties style:font-name="Arial" fo:language="pt" fo:country="BR" fo:font-style="normal" officeooo:rsid="00caba4f" fo:background-color="transparent" loext:char-shading-value="0" style:font-style-asian="normal" style:font-style-complex="normal" loext:padding="0cm" loext:border="none"/>
    </style:style>
    <style:style style:name="T72" style:family="text">
      <style:text-properties style:font-name="Arial" fo:language="pt" fo:country="BR" fo:font-style="italic" officeooo:rsid="00c8cdcd" fo:background-color="transparent" loext:char-shading-value="0" style:font-style-asian="italic" style:font-style-complex="italic" loext:padding="0cm" loext:border="none"/>
    </style:style>
    <style:style style:name="T73" style:family="text">
      <style:text-properties style:font-name="Arial" officeooo:rsid="00ce61c0"/>
    </style:style>
    <style:style style:name="T74" style:family="text">
      <style:text-properties style:font-name="Arial" fo:font-style="italic" officeooo:rsid="00ce61c0" style:font-style-asian="italic" style:font-style-complex="italic"/>
    </style:style>
    <style:style style:name="T75" style:family="text">
      <style:text-properties style:font-name="Arial" fo:font-style="italic" officeooo:rsid="00cf6306" style:font-style-asian="italic" style:font-style-complex="italic"/>
    </style:style>
    <style:style style:name="T76" style:family="text">
      <style:text-properties style:font-name="Arial" officeooo:rsid="00ce7ce2"/>
    </style:style>
    <style:style style:name="T77" style:family="text">
      <style:text-properties style:font-name="Arial" officeooo:rsid="00cf6306"/>
    </style:style>
    <style:style style:name="T78" style:family="text">
      <style:text-properties style:font-name="Arial" officeooo:rsid="00d2c8e0"/>
    </style:style>
    <style:style style:name="T79" style:family="text">
      <style:text-properties style:font-name="Arial" officeooo:rsid="00d515f1"/>
    </style:style>
    <style:style style:name="T80" style:family="text">
      <style:text-properties fo:font-weight="bold" style:font-weight-asian="bold"/>
    </style:style>
    <style:style style:name="T81" style:family="text">
      <style:text-properties fo:font-weight="bold" style:font-weight-asian="bold" style:font-weight-complex="bold"/>
    </style:style>
    <style:style style:name="T82" style:family="text">
      <style:text-properties fo:background-color="transparent" loext:char-shading-value="0"/>
    </style:style>
    <style:style style:name="T83" style:family="text">
      <style:text-properties officeooo:rsid="0045da3b" fo:background-color="transparent" loext:char-shading-value="0"/>
    </style:style>
    <style:style style:name="T84" style:family="text">
      <style:text-properties officeooo:rsid="003e70ca" fo:background-color="transparent" loext:char-shading-value="0"/>
    </style:style>
    <style:style style:name="T85" style:family="text">
      <style:text-properties officeooo:rsid="005c9c33" fo:background-color="transparent" loext:char-shading-value="0"/>
    </style:style>
    <style:style style:name="T86" style:family="text">
      <style:text-properties officeooo:rsid="00a84097" fo:background-color="transparent" loext:char-shading-value="0"/>
    </style:style>
    <style:style style:name="T87" style:family="text">
      <style:text-properties officeooo:rsid="00b58fbe" fo:background-color="transparent" loext:char-shading-value="0"/>
    </style:style>
    <style:style style:name="T88" style:family="text">
      <style:text-properties officeooo:rsid="00be7450" fo:background-color="transparent" loext:char-shading-value="0"/>
    </style:style>
    <style:style style:name="T89" style:family="text">
      <style:text-properties officeooo:rsid="00c1b2cd" fo:background-color="transparent" loext:char-shading-value="0"/>
    </style:style>
    <style:style style:name="T90" style:family="text">
      <style:text-properties officeooo:rsid="00c4cddf" fo:background-color="transparent" loext:char-shading-value="0"/>
    </style:style>
    <style:style style:name="T91" style:family="text">
      <style:text-properties officeooo:rsid="00c4d6d7" fo:background-color="transparent" loext:char-shading-value="0"/>
    </style:style>
    <style:style style:name="T92" style:family="text">
      <style:text-properties officeooo:rsid="0045c04b"/>
    </style:style>
    <style:style style:name="T93" style:family="text">
      <style:text-properties officeooo:rsid="00480fdb"/>
    </style:style>
    <style:style style:name="T94" style:family="text">
      <style:text-properties fo:font-variant="normal" fo:text-transform="none" style:text-position="0% 100%" fo:font-style="normal" style:text-underline-style="none" fo:font-weight="normal"/>
    </style:style>
    <style:style style:name="T95" style:family="text">
      <style:text-properties fo:font-variant="normal" fo:text-transform="none" fo:color="#000000" style:font-name="Arial" fo:font-size="12pt" fo:letter-spacing="normal" fo:font-style="normal" fo:font-weight="normal" officeooo:rsid="00681b00"/>
    </style:style>
    <style:style style:name="T96" style:family="text">
      <style:text-properties fo:font-variant="normal" fo:text-transform="none" fo:color="#000000" style:font-name="Arial" fo:font-size="12pt" fo:letter-spacing="normal" fo:font-style="normal" fo:font-weight="normal" officeooo:rsid="006dbf90"/>
    </style:style>
    <style:style style:name="T97" style:family="text">
      <style:text-properties officeooo:rsid="004d2f5a"/>
    </style:style>
    <style:style style:name="T98" style:family="text">
      <style:text-properties officeooo:rsid="005668dd"/>
    </style:style>
    <style:style style:name="T99" style:family="text">
      <style:text-properties officeooo:rsid="003e70ca"/>
    </style:style>
    <style:style style:name="T100" style:family="text">
      <style:text-properties officeooo:rsid="005dd3e2"/>
    </style:style>
    <style:style style:name="T101" style:family="text">
      <style:text-properties officeooo:rsid="0062633a"/>
    </style:style>
    <style:style style:name="T102" style:family="text">
      <style:text-properties officeooo:rsid="0065f8d2"/>
    </style:style>
    <style:style style:name="T103" style:family="text">
      <style:text-properties officeooo:rsid="0069f9dd"/>
    </style:style>
    <style:style style:name="T104" style:family="text">
      <style:text-properties officeooo:rsid="006b0f0a"/>
    </style:style>
    <style:style style:name="T105" style:family="text">
      <style:text-properties officeooo:rsid="006be809"/>
    </style:style>
    <style:style style:name="T106" style:family="text">
      <style:text-properties officeooo:rsid="006bf715"/>
    </style:style>
    <style:style style:name="T107" style:family="text">
      <style:text-properties officeooo:rsid="006db220"/>
    </style:style>
    <style:style style:name="T108" style:family="text">
      <style:text-properties officeooo:rsid="006dbf90"/>
    </style:style>
    <style:style style:name="T109" style:family="text">
      <style:text-properties officeooo:rsid="006ecfc2"/>
    </style:style>
    <style:style style:name="T110" style:family="text">
      <style:text-properties officeooo:rsid="006f66bf"/>
    </style:style>
    <style:style style:name="T111" style:family="text">
      <style:text-properties style:font-name="Arial1" fo:font-size="12pt" fo:font-weight="bold" officeooo:rsid="006f66bf" style:font-name-asian="Noto Sans CJK SC" style:font-size-asian="14.1000003814697pt" style:font-weight-asian="bold" style:font-name-complex="FreeSans" style:font-size-complex="14.1000003814697pt" style:font-weight-complex="bold"/>
    </style:style>
    <style:style style:name="T112" style:family="text">
      <style:text-properties officeooo:rsid="00708d03"/>
    </style:style>
    <style:style style:name="T113" style:family="text">
      <style:text-properties officeooo:rsid="007157fe"/>
    </style:style>
    <style:style style:name="T114" style:family="text">
      <style:text-properties officeooo:rsid="007353eb"/>
    </style:style>
    <style:style style:name="T115" style:family="text">
      <style:text-properties officeooo:rsid="0073be50"/>
    </style:style>
    <style:style style:name="T116" style:family="text">
      <style:text-properties officeooo:rsid="007879a9"/>
    </style:style>
    <style:style style:name="T117" style:family="text">
      <style:text-properties officeooo:rsid="007a7323"/>
    </style:style>
    <style:style style:name="T118" style:family="text">
      <style:text-properties officeooo:rsid="007f168e"/>
    </style:style>
    <style:style style:name="T119" style:family="text">
      <style:text-properties officeooo:rsid="0085bed7"/>
    </style:style>
    <style:style style:name="T120" style:family="text">
      <style:text-properties officeooo:rsid="00862e82"/>
    </style:style>
    <style:style style:name="T121" style:family="text">
      <style:text-properties officeooo:rsid="008adb4e"/>
    </style:style>
    <style:style style:name="T122" style:family="text">
      <style:text-properties officeooo:rsid="008e4743"/>
    </style:style>
    <style:style style:name="T123" style:family="text">
      <style:text-properties officeooo:rsid="008f4bf3"/>
    </style:style>
    <style:style style:name="T124" style:family="text">
      <style:text-properties officeooo:rsid="0090138b"/>
    </style:style>
    <style:style style:name="T125" style:family="text">
      <style:text-properties officeooo:rsid="00914ecf"/>
    </style:style>
    <style:style style:name="T126" style:family="text">
      <style:text-properties officeooo:rsid="00943aaf"/>
    </style:style>
    <style:style style:name="T127" style:family="text">
      <style:text-properties officeooo:rsid="00949b44"/>
    </style:style>
    <style:style style:name="T128" style:family="text">
      <style:text-properties officeooo:rsid="009e4926"/>
    </style:style>
    <style:style style:name="T129" style:family="text">
      <style:text-properties officeooo:rsid="00a39f53"/>
    </style:style>
    <style:style style:name="T130" style:family="text">
      <style:text-properties officeooo:rsid="00a3fddc"/>
    </style:style>
    <style:style style:name="T131" style:family="text">
      <style:text-properties officeooo:rsid="00abf388"/>
    </style:style>
    <style:style style:name="T132" style:family="text">
      <style:text-properties officeooo:rsid="00abfc08"/>
    </style:style>
    <style:style style:name="T133" style:family="text">
      <style:text-properties officeooo:rsid="00af55b2"/>
    </style:style>
    <style:style style:name="T134" style:family="text">
      <style:text-properties officeooo:rsid="00b0c7c0"/>
    </style:style>
    <style:style style:name="T135" style:family="text">
      <style:text-properties officeooo:rsid="00b0d05b"/>
    </style:style>
    <style:style style:name="T136" style:family="text">
      <style:text-properties officeooo:rsid="00b1f024"/>
    </style:style>
    <style:style style:name="T137" style:family="text">
      <style:text-properties officeooo:rsid="00c06d26"/>
    </style:style>
    <style:style style:name="T138" style:family="text">
      <style:text-properties officeooo:rsid="00cf6306"/>
    </style:style>
    <style:style style:name="T139" style:family="text">
      <style:text-properties officeooo:rsid="00d16020"/>
    </style:style>
    <style:style style:name="T140" style:family="text">
      <style:text-properties officeooo:rsid="00d2c8e0"/>
    </style:style>
    <style:style style:name="T141" style:family="text">
      <style:text-properties officeooo:rsid="00d466aa"/>
    </style:style>
    <style:style style:name="T142" style:family="text">
      <style:text-properties officeooo:rsid="00ad07ef"/>
    </style:style>
    <style:style style:name="T143" style:family="text">
      <style:text-properties officeooo:rsid="00d60fe3"/>
    </style:style>
    <style:style style:name="T144" style:family="text">
      <style:text-properties officeooo:rsid="00d6dd6e"/>
    </style:style>
    <style:style style:name="T145" style:family="text">
      <style:text-properties officeooo:rsid="00d87f1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0</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0</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37"><text:a xlink:type="simple" xlink:href="#__RefHeading___Toc6483_975677452" text:style-name="Index_20_Link" text:visited-style-name="Index_20_Link"><text:s/>1 Introdução<text:tab/>4</text:a></text:p>
          <text:p text:style-name="P38"><text:a xlink:type="simple" xlink:href="#__RefHeading___Toc6485_975677452" text:style-name="Index_20_Link" text:visited-style-name="Index_20_Link"><text:s/>1.1 Tema<text:tab/>6</text:a></text:p>
          <text:p text:style-name="P38"><text:a xlink:type="simple" xlink:href="#__RefHeading___Toc6487_975677452" text:style-name="Index_20_Link" text:visited-style-name="Index_20_Link"><text:s/>1.2 Problema social<text:tab/>6</text:a></text:p>
          <text:p text:style-name="P38"><text:a xlink:type="simple" xlink:href="#__RefHeading___Toc6489_975677452" text:style-name="Index_20_Link" text:visited-style-name="Index_20_Link"><text:s/>1.3 Problema científico<text:tab/>7</text:a></text:p>
          <text:p text:style-name="P38"><text:a xlink:type="simple" xlink:href="#__RefHeading___Toc6491_975677452" text:style-name="Index_20_Link" text:visited-style-name="Index_20_Link"><text:s/>1.4 Hipótese<text:tab/>7</text:a></text:p>
          <text:p text:style-name="P38"><text:a xlink:type="simple" xlink:href="#__RefHeading___Toc6493_975677452" text:style-name="Index_20_Link" text:visited-style-name="Index_20_Link"><text:s/>1.5 Variável independente<text:tab/>7</text:a></text:p>
          <text:p text:style-name="P38"><text:a xlink:type="simple" xlink:href="#__RefHeading___Toc6495_975677452" text:style-name="Index_20_Link" text:visited-style-name="Index_20_Link"><text:s/>1.6 Variável dependente<text:tab/>7</text:a></text:p>
          <text:p text:style-name="P38"><text:a xlink:type="simple" xlink:href="#__RefHeading___Toc6497_975677452" text:style-name="Index_20_Link" text:visited-style-name="Index_20_Link"><text:s/>1.7 Objetivo geral<text:tab/>7</text:a></text:p>
          <text:p text:style-name="P39"><text:a xlink:type="simple" xlink:href="#__RefHeading___Toc6499_975677452" text:style-name="Index_20_Link" text:visited-style-name="Index_20_Link">1.7.1 Objetivos específicos<text:tab/>7</text:a></text:p>
          <text:p text:style-name="P38"><text:a xlink:type="simple" xlink:href="#__RefHeading___Toc11873_1058660758" text:style-name="Index_20_Link" text:visited-style-name="Index_20_Link"><text:s/>1.8 Justificativa e relevância<text:tab/>8</text:a></text:p>
          <text:p text:style-name="P38"><text:a xlink:type="simple" xlink:href="#__RefHeading___Toc6503_975677452" text:style-name="Index_20_Link" text:visited-style-name="Index_20_Link"><text:s/>1.9 Delimitação de estudo<text:tab/>9</text:a></text:p>
          <text:p text:style-name="P38"><text:a xlink:type="simple" xlink:href="#__RefHeading___Toc6505_975677452" text:style-name="Index_20_Link" text:visited-style-name="Index_20_Link"><text:s/>1.10 Novidade científica<text:tab/>9</text:a></text:p>
          <text:p text:style-name="P37"><text:a xlink:type="simple" xlink:href="#__RefHeading___Toc6507_975677452" text:style-name="Index_20_Link" text:visited-style-name="Index_20_Link"><text:s/>2 Referencial teórico<text:tab/>10</text:a></text:p>
          <text:p text:style-name="P38"><text:a xlink:type="simple" xlink:href="#__RefHeading___Toc6509_975677452" text:style-name="Index_20_Link" text:visited-style-name="Index_20_Link"><text:s/>2.1 O Estudo nas Escolas de Negócios<text:tab/>10</text:a></text:p>
          <text:p text:style-name="P38"><text:a xlink:type="simple" xlink:href="#__RefHeading___Toc6511_975677452" text:style-name="Index_20_Link" text:visited-style-name="Index_20_Link"><text:s/>2.2 A Complexidade na economia<text:tab/>14</text:a></text:p>
          <text:p text:style-name="P38"><text:a xlink:type="simple" xlink:href="#__RefHeading___Toc6513_975677452" text:style-name="Index_20_Link" text:visited-style-name="Index_20_Link"><text:s/>2.3 O Conhecimento por Simulação<text:tab/>15</text:a></text:p>
          <text:p text:style-name="P39"><text:a xlink:type="simple" xlink:href="#__RefHeading___Toc11875_1058660758" text:style-name="Index_20_Link" text:visited-style-name="Index_20_Link">2.3.1 O que é simulação<text:tab/>15</text:a></text:p>
          <text:p text:style-name="P39"><text:a xlink:type="simple" xlink:href="#__RefHeading___Toc11877_1058660758" text:style-name="Index_20_Link" text:visited-style-name="Index_20_Link">2.3.2 Simulação no processo de aprendizagem<text:tab/>17</text:a></text:p>
          <text:p text:style-name="P39"><text:a xlink:type="simple" xlink:href="#__RefHeading___Toc11879_1058660758" text:style-name="Index_20_Link" text:visited-style-name="Index_20_Link">2.3.3 Conclusão<text:tab/>19</text:a></text:p>
          <text:p text:style-name="P38"><text:a xlink:type="simple" xlink:href="#__RefHeading___Toc6515_975677452" text:style-name="Index_20_Link" text:visited-style-name="Index_20_Link"><text:s/>2.4 Os Jogos de Economia<text:tab/>19</text:a></text:p>
          <text:p text:style-name="P37"><text:a xlink:type="simple" xlink:href="#__RefHeading___Toc6517_975677452" text:style-name="Index_20_Link" text:visited-style-name="Index_20_Link"><text:s/>3 Diagnóstico<text:tab/>20</text:a></text:p>
          <text:p text:style-name="P38"><text:a xlink:type="simple" xlink:href="#__RefHeading___Toc6519_975677452" text:style-name="Index_20_Link" text:visited-style-name="Index_20_Link"><text:s/>3.1 Contextualização do problema<text:tab/>20</text:a></text:p>
          <text:p text:style-name="P38"><text:a xlink:type="simple" xlink:href="#__RefHeading___Toc6521_975677452" text:style-name="Index_20_Link" text:visited-style-name="Index_20_Link"><text:s/>3.2 Diagnóstico/pesquisa<text:tab/>21</text:a></text:p>
          <text:p text:style-name="P38"><text:a xlink:type="simple" xlink:href="#__RefHeading___Toc6523_975677452" text:style-name="Index_20_Link" text:visited-style-name="Index_20_Link"><text:s/>3.3 Análise dos dados e informações obtidas<text:tab/>21</text:a></text:p>
          <text:p text:style-name="P38"><text:a xlink:type="simple" xlink:href="#__RefHeading___Toc6525_975677452" text:style-name="Index_20_Link" text:visited-style-name="Index_20_Link"><text:s/>3.4 Sumarização do diagnóstico<text:tab/>21</text:a></text:p>
          <text:p text:style-name="P37"><text:a xlink:type="simple" xlink:href="#__RefHeading___Toc6527_975677452" text:style-name="Index_20_Link" text:visited-style-name="Index_20_Link"><text:s/>4 Proposta<text:tab/>22</text:a></text:p>
          <text:p text:style-name="P38"><text:a xlink:type="simple" xlink:href="#__RefHeading___Toc6529_975677452" text:style-name="Index_20_Link" text:visited-style-name="Index_20_Link"><text:s/>4.1 E-Conomy Simulator<text:tab/>22</text:a></text:p>
          <text:p text:style-name="P38"><text:a xlink:type="simple" xlink:href="#__RefHeading___Toc6531_975677452" text:style-name="Index_20_Link" text:visited-style-name="Index_20_Link"><text:s/>4.2 Aplicação<text:tab/>22</text:a></text:p>
          <text:p text:style-name="P38"><text:a xlink:type="simple" xlink:href="#__RefHeading___Toc6533_975677452" text:style-name="Index_20_Link" text:visited-style-name="Index_20_Link"><text:s/>4.3 Resultados<text:tab/>22</text:a></text:p>
          <text:p text:style-name="P37"><text:a xlink:type="simple" xlink:href="#__RefHeading___Toc6535_975677452" text:style-name="Index_20_Link" text:visited-style-name="Index_20_Link"><text:s/>5 Conclusão<text:tab/>23</text:a></text:p>
          <text:p text:style-name="P37"><text:a xlink:type="simple" xlink:href="#__RefHeading___Toc6537_975677452" text:style-name="Index_20_Link" text:visited-style-name="Index_20_Link"><text:s/>6 Referências<text:tab/>24</text:a></text:p>
        </text:index-body>
      </text:table-of-content>
      <text:p text:style-name="P7"/>
      <text:h text:style-name="P43"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a28yYRt0mr"/><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a28yYRt0mr"/>.</text:p>
      <text:p text:style-name="Text_20_body">As disciplinas lecionadas 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taxa de renda. Mesmo que sendo apenas duas variáveis, há necessidade, nesse caso, de uma aproximação do modelo apresentado ao aluno juntamente com aplicações práticas em um contexto 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MdVSnRY/ah4nH3Dx&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evrEFay1tG"/><text:span text:style-name="T7">(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MdVSnRY/ah4nH3Dx&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evrEFay1tG"/></text:p>
      <text:p text:style-name="P21"><text:soft-page-break/>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23">economia</text:span> nas escolas de negócios estarem fortemente ligadas ao mundo real, é justificada a criação de metodologias de <text:span text:style-name="T23">ensino </text:span>que propõe ao aluno a prática, vivenciando o risco de falhar nas decisões tomadas em um cenário proposto. Isso reforça o aprendizado teórico do aluno.</text:p>
      <text:p text:style-name="P36">As escolas de negócios já utiliza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15,&quot;uris&quot;:[&quot;http://zotero.org/groups/2517093/items/A47HYRMP&quot;],&quot;uri&quot;:[&quot;http://zotero.org/groups/2517093/items/A47HYRMP&quot;],&quot;itemData&quot;:{&quot;id&quot;:1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h2goWq1b82"/><text:span text:style-name="T94">(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15,&quot;uris&quot;:[&quot;http://zotero.org/groups/2517093/items/A47HYRMP&quot;],&quot;uri&quot;:[&quot;http://zotero.org/groups/2517093/items/A47HYRMP&quot;],&quot;itemData&quot;:{&quot;id&quot;:1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h2goWq1b82"/>. </text:p>
      <text:p text:style-name="Text_20_body"><text:span text:style-name="T99">Os avanços tecnológicos atuais incentivaram a criação dos jogos empresariais em modelos de simulação computacional, que são atrativos para jovens e adultos devido à popularidade de jogos eletrônicos. Apesar de modelos semelhantes 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NMpFwmfBG"/><text:span text:style-name="T99">(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NMpFwmfBG"/><text:span text:style-name="T99">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os4CGjGIlS"/><text:span text:style-name="T99">(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os4CGjGIlS"/><text:span text:style-name="T99"> fazem uma análise da utilização de simuladores ao longo do tempo, dentre eles citam o trabalho de </text:span><text:span text:style-name="T84">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zNWR6E5pJZ"/><text:span text:style-name="T84">(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zNWR6E5pJZ"/><text:span text:style-name="T99">, que diz ser o Top Management Decision Game da American Management Association o primeiro jogo de empresas. Sendo desenvolvido em 1956, tendo logo em seguida o lançamento de um segundo jogo, chamado de Business Management Game, criado pela empresa McKinsey &amp; Company. </text:span></text:p>
      <text:p text:style-name="Text_20_body"><text:soft-page-break/><text:span text:style-name="T99">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8zo8RUUPLt"/><text:span text:style-name="T99">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8zo8RUUPLt"/></text:p>
      <text:list xml:id="list4220667964" text:style-name="L1">
        <text:list-item>
          <text:p text:style-name="P46">NASAGA (North American Simulation and Gaming Association), ISAGA (International Simulation and Gaming Association);</text:p>
        </text:list-item>
        <text:list-item>
          <text:p text:style-name="P46">SAGSET (Society for the Advancement of Games and Simulations in Education and Training); </text:p>
        </text:list-item>
        <text:list-item>
          <text:p text:style-name="P46">ABSEL (Association for Business Simulation and Experiential Learning), JASAG (Japanese Association for Simulation and Gaming); </text:p>
        </text:list-item>
        <text:list-item>
          <text:p text:style-name="P46">SAGSAGA (Swiss, Austrian and German Simulation and Gaming); </text:p>
        </text:list-item>
        <text:list-item>
          <text:p text:style-name="P46">SAGANET (Simulation and Gaming Association); </text:p>
        </text:list-item>
        <text:list-item>
          <text:p text:style-name="P46">SSAGSg (Society of Simulation and Gaming of Singapore); </text:p>
        </text:list-item>
        <text:list-item>
          <text:p text:style-name="P46">ECGBL (European Conference of Games Based Learning); </text:p>
        </text:list-item>
        <text:list-item>
          <text:p text:style-name="P46">INDSAGA (Indian Simulation and Gaming Association); </text:p>
        </text:list-item>
        <text:list-item>
          <text:p text:style-name="P46">ThaiSim (Thai Association for Simulation and Gaming). </text:p>
          <text:p text:style-name="P46"/>
        </text:list-item>
      </text:list>
      <text:p text:style-name="Text_20_body">E seguindo essa tendência, o presente trabalho foi elaborado, <text:span text:style-name="T98">ao utilizar um simulador/jogo para ser disponibilizado para pessoas interessadas a testar o conhecimento adquirido sobre políticas econômicas. </text:span></text:p>
      <text:list xml:id="list174815656343552" text:continue-numbering="true" text:style-name="L1">
        <text:list-header>
          <text:p text:style-name="P57"/>
        </text:list-header>
      </text:list>
      <text:h text:style-name="P44" text:outline-level="2"><text:bookmark-start text:name="__RefHeading___Toc6485_975677452"/>Tema<text:bookmark-end text:name="__RefHeading___Toc6485_975677452"/></text:h>
      <text:p text:style-name="P10">Simuladores no auxílio do processo de aprendizagem sobre políticas econômicas.</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disciplinas de negócios.</text:p>
      <text:p text:style-name="Text_20_body">A função do e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text:p>
      <text:p text:style-name="Text_20_body"><text:soft-page-break/></text:p>
      <text:h text:style-name="Heading_20_2" text:outline-level="2"><text:bookmark-start text:name="__RefHeading___Toc6489_975677452"/>Problema científico<text:bookmark-end text:name="__RefHeading___Toc6489_975677452"/></text:h>
      <text:p text:style-name="Text_20_body">O tópico de <text:span text:style-name="T18">políticas econômico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19">c</text:span><text:span text:style-name="T81">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18">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18">de políticas econômicas.</text:span></text:p>
      <text:p text:style-name="P16"/>
      <text:h text:style-name="Heading_20_2" text:outline-level="2"><text:bookmark-start text:name="__RefHeading___Toc6495_975677452"/><text:span text:style-name="T18">V</text:span><text:span text:style-name="T17">ariável </text:span><text:span text:style-name="T20">dependente</text:span><text:bookmark-end text:name="__RefHeading___Toc6495_975677452"/></text:h>
      <text:p text:style-name="P17">Facilitação do processo de aprendizagem sobre políticas econômicas nas disciplinas de negócio.</text:p>
      <text:p text:style-name="P17"/>
      <text:h text:style-name="Heading_20_2" text:outline-level="2"><text:bookmark-start text:name="__RefHeading___Toc6497_975677452"/><text:span text:style-name="T20">O</text:span><text:span text:style-name="T17">bjetivo geral</text:span><text:bookmark-end text:name="__RefHeading___Toc6497_975677452"/></text:h>
      <text:p text:style-name="P15">Facilitar o processo de aprendizagem sobre políticas econômicas nas disciplinas de negócios.</text:p>
      <text:p text:style-name="P15"/>
      <text:h text:style-name="Heading_20_3" text:outline-level="3"><text:bookmark-start text:name="__RefHeading___Toc6499_975677452"/>Objetivos específicos<text:bookmark-end text:name="__RefHeading___Toc6499_975677452"/></text:h>
      <text:list xml:id="list2524477767" text:style-name="L2">
        <text:list-item>
          <text:p text:style-name="P47">Definir os conceitos a serem simulados;</text:p>
        </text:list-item>
        <text:list-item>
          <text:p text:style-name="P47">Implementar um simulador de políticas econômicas;</text:p>
        </text:list-item>
        <text:list-item>
          <text:p text:style-name="P47"><text:soft-page-break/>Aplicar a solução em um grupo de alunos interessados;</text:p>
        </text:list-item>
        <text:list-item>
          <text:p text:style-name="P47">Analisar o impacto do simulador no processo de aprendizagem de políticas econômicas.</text:p>
          <text:p text:style-name="P58"/>
        </text:list-item>
      </text:list>
      <text:h text:style-name="Heading_20_2" text:outline-level="2"><text:bookmark-start text:name="__RefHeading___Toc11873_1058660758"/>Justificativa e relevância<text:span text:style-name="T82"> </text:span><text:bookmark-end text:name="__RefHeading___Toc11873_1058660758"/></text:h>
      <text:p text:style-name="Text_20_body"><text:span text:style-name="T82">A proposta desse trabalho é </text:span><text:span text:style-name="T85">o desenvolvimento </text:span><text:span text:style-name="T24">de um jogo/</text:span><text:span text:style-name="T82">simula</text:span><text:span text:style-name="T24">dor</text:span><text:span text:style-name="T82"> </text:span><text:span text:style-name="T24">econômico para o auxílio nas disciplinas de negócios.</text:span><text:span text:style-name="T82"> </text:span><text:span text:style-name="T24">A</text:span><text:span text:style-name="T85"> </text:span><text:span text:style-name="T24">ideia é</text:span><text:span text:style-name="T82"> propor </text:span><text:span text:style-name="T24">uma plataforma para que o aluno coloque em prática o conhecimento adquirido em sala de aula, facilitando assim a assimilação do conhecimento</text:span><text:span text:style-name="T82">. </text:span><text:reference-mark-start text:name="ZOTERO_ITEM CSL_CITATION {&quot;citationID&quot;:&quot;3sTFDbg7&quot;,&quot;properties&quot;:{&quot;formattedCitation&quot;:&quot;(LEVY, 1998, p. 122)&quot;,&quot;plainCitation&quot;:&quot;(LEVY, 1998, p. 122)&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Kmq0bV7jGt"/><text:span text:style-name="T82">(LEVY, 1998, p. 122)</text:span><text:reference-mark-end text:name="ZOTERO_ITEM CSL_CITATION {&quot;citationID&quot;:&quot;3sTFDbg7&quot;,&quot;properties&quot;:{&quot;formattedCitation&quot;:&quot;(LEVY, 1998, p. 122)&quot;,&quot;plainCitation&quot;:&quot;(LEVY, 1998, p. 122)&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Kmq0bV7jGt"/><text:span text:style-name="T82">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Text_20_body">A necessidade do desenvolvimento de métodos com objetivo de aproximar o aluno da aprendizagem em economia fica evidente quando a ciência econômica se distancia da realidade em que é aplicada utilizando-se de simplificações de um todo complexo. Por meio da simplificação de modelos complexos perdem-se detalhes que são importantes para a aprendizagem lúdica. </text:p>
      <text:p text:style-name="Text_20_body">A abstração no processo ensino-aprendizagem utilizando uma simulação pode culminar em novas soluções para situações conhecidas, mesmo sendo baseada em um cenário de econômico controlado. <text:span text:style-name="T101">Levy </text:span><text:reference-mark-start text:name="ZOTERO_ITEM CSL_CITATION {&quot;citationID&quot;:&quot;rOgKZ6PD&quot;,&quot;properties&quot;:{&quot;formattedCitation&quot;:&quot;(1998, p. 75)&quot;,&quot;plainCitation&quot;:&quot;(1998, p. 7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yr60ClgN9x"/><text:span text:style-name="T101">(1998, p. 75)</text:span><text:reference-mark-end text:name="ZOTERO_ITEM CSL_CITATION {&quot;citationID&quot;:&quot;rOgKZ6PD&quot;,&quot;properties&quot;:{&quot;formattedCitation&quot;:&quot;(1998, p. 75)&quot;,&quot;plainCitation&quot;:&quot;(1998, p. 7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yr60ClgN9x"/>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text:soft-page-break/>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 <text:span text:style-name="T21">a políticas econômicas</text:span>, apesar do problema registrado inicialmente ser de âmbito nacional, a proposta caso aplicada, só corresponderá <text:span text:style-name="T92">aos alunos</text:span> <text:span text:style-name="T21">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20">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10,&quot;uris&quot;:[&quot;http://zotero.org/groups/2517093/items/LIFECSRI&quot;],&quot;uri&quot;:[&quot;http://zotero.org/groups/2517093/items/LIFECSRI&quot;],&quot;itemData&quot;:{&quot;id&quot;:1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ROwv6X1D2"/>(SAUAIA, 2010)<text:reference-mark-end text:name="ZOTERO_ITEM CSL_CITATION {&quot;citationID&quot;:&quot;PHz3K1oS&quot;,&quot;properties&quot;:{&quot;formattedCitation&quot;:&quot;(SAUAIA, 2010)&quot;,&quot;plainCitation&quot;:&quot;(SAUAIA, 2010)&quot;,&quot;noteIndex&quot;:0},&quot;citationItems&quot;:[{&quot;id&quot;:10,&quot;uris&quot;:[&quot;http://zotero.org/groups/2517093/items/LIFECSRI&quot;],&quot;uri&quot;:[&quot;http://zotero.org/groups/2517093/items/LIFECSRI&quot;],&quot;itemData&quot;:{&quot;id&quot;:1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ROwv6X1D2"/>. <text:span text:style-name="T100">Então a solução proposta neste projeto, pretende abranger toda as variáveis presentes no modelo IS/LM/BP, acrescentando ao </text:span>conceito de Simuladores. <text:span text:style-name="T100">Se tornando assim, uma ferramenta de estudo focado nessa especialidade, utilizando </text:span>cenários fictícios para se obter um melhor aproveito do aprendizado das disciplinas de negócios.</text:p>
      <text:h text:style-name="P43" text:outline-level="1"><text:bookmark-start text:name="__RefHeading___Toc6507_975677452"/>Referencial teórico<text:bookmark-end text:name="__RefHeading___Toc6507_975677452"/></text:h>
      <text:p text:style-name="P13"><text:span text:style-name="T16">De acordo com as refras ABNT é necessário um texto aqui, entre </text:span><text:span text:style-name="T22">um</text:span><text:span text:style-name="T16"> título primário e outro.</text:span></text:p>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8W1HCzC2Rw"/>(LIRA, 2011, p. 58)<text:reference-mark-end text:name="ZOTERO_ITEM CSL_CITATION {&quot;citationID&quot;:&quot;qWHjNB58&quot;,&quot;properties&quot;:{&quot;formattedCitation&quot;:&quot;(LIRA, 2011, p. 58)&quot;,&quot;plainCitation&quot;:&quot;(LIRA, 2011, p. 5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8W1HCzC2Rw"/>.</text:p>
      <text:p text:style-name="Text_20_body"><text:span text:style-name="T83">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1rTDYe8tF9"/><text:span text:style-name="T83">(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1rTDYe8tF9"/><text:span text:style-name="T83">: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2. Por outro lado, houve durante a primeira metade do século um grande movimento de interesse pelos problemas no ensino que se traduziu em importantes obras, algumas delas na área do Comércio. </text:p>
      <text:p text:style-name="Quotations"><text:soft-page-break/>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text:p>
      <text:p text:style-name="Quotations">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8PHxQKKgru"/>(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8PHxQKKgru"/>.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Esl2v4e8P9"/>(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Esl2v4e8P9"/>: </text:p>
      <text:list xml:id="list1568893017" text:style-name="L3">
        <text:list-item>
          <text:p text:style-name="P48">A Aritmética; </text:p>
        </text:list-item>
        <text:list-item>
          <text:p text:style-name="P48">Os Câmbios, Pesos e Medidas; </text:p>
        </text:list-item>
        <text:list-item>
          <text:p text:style-name="P48">Seguros; </text:p>
        </text:list-item>
        <text:list-item>
          <text:p text:style-name="P49">Método de escrever os Livros, ou partidas dobradas<text:note text:id="ftn2" text:note-class="footnote"><text:note-citation>2</text:note-citation><text:note-body><text:p text:style-name="P42"><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22,&quot;uris&quot;:[&quot;http://zotero.org/groups/2517093/items/5UUKPG4P&quot;],&quot;uri&quot;:[&quot;http://zotero.org/groups/2517093/items/5UUKPG4P&quot;],&quot;itemData&quot;:{&quot;id&quot;:2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xVpPgVZm5w"/><text:span text:style-name="T94">(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22,&quot;uris&quot;:[&quot;http://zotero.org/groups/2517093/items/5UUKPG4P&quot;],&quot;uri&quot;:[&quot;http://zotero.org/groups/2517093/items/5UUKPG4P&quot;],&quot;itemData&quot;:{&quot;id&quot;:2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xVpPgVZm5w"/>. </text:p></text:note-body></text:note>.</text:p>
        </text:list-item>
      </text:list>
      <text:p text:style-name="Text_20_body">As bases de estudo da contabilidade portuguesa se mantiveram desde a Aula do Comércio, tanto que as partidas dobradas se mantém como um fundamento importante na contabilidade até os dias atuais, segundo <text:span text:style-name="T97">LIRA </text:span><text:reference-mark-start text:name="ZOTERO_ITEM CSL_CITATION {&quot;citationID&quot;:&quot;K21EGPak&quot;,&quot;properties&quot;:{&quot;formattedCitation&quot;:&quot;(2011, p. 68)&quot;,&quot;plainCitation&quot;:&quot;(2011, p. 6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3S3NhK9lDz"/><text:span text:style-name="T97">(2011, p. 68)</text:span><text:reference-mark-end text:name="ZOTERO_ITEM CSL_CITATION {&quot;citationID&quot;:&quot;K21EGPak&quot;,&quot;properties&quot;:{&quot;formattedCitation&quot;:&quot;(2011, p. 68)&quot;,&quot;plainCitation&quot;:&quot;(2011, p. 6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3S3NhK9lDz"/>:</text:p>
      <text:p text:style-name="Quotations"><text:soft-page-break/>“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INCb4HEekk"/>(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INCb4HEekk"/>: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20,&quot;uris&quot;:[&quot;http://zotero.org/groups/2517093/items/PL55HUPF&quot;],&quot;uri&quot;:[&quot;http://zotero.org/groups/2517093/items/PL55HUPF&quot;],&quot;itemData&quot;:{&quot;id&quot;:2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lldX81iv13"/>(SUTTO, 2019)<text:reference-mark-end text:name="ZOTERO_ITEM CSL_CITATION {&quot;citationID&quot;:&quot;FTMM7yZI&quot;,&quot;properties&quot;:{&quot;formattedCitation&quot;:&quot;(SUTTO, 2019)&quot;,&quot;plainCitation&quot;:&quot;(SUTTO, 2019)&quot;,&quot;noteIndex&quot;:0},&quot;citationItems&quot;:[{&quot;id&quot;:20,&quot;uris&quot;:[&quot;http://zotero.org/groups/2517093/items/PL55HUPF&quot;],&quot;uri&quot;:[&quot;http://zotero.org/groups/2517093/items/PL55HUPF&quot;],&quot;itemData&quot;:{&quot;id&quot;:2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lldX81iv13"/>.</text:p>
      <text:p text:style-name="Text_20_body">A universidade que aparece no topo do ranking é a Universidade da Pensilvânia (Wharton) que possui os departamentos de contabilidade, ciências atuarias, e-commerce, economia, empreendedorismo, ética, finanças, administração geral, administração de serviços de saúde, gestão de recursos humanos, seguros, negócios internacionais, marketing, produção/gestão de operações, políticas <text:soft-page-break/>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19,&quot;uris&quot;:[&quot;http://zotero.org/groups/2517093/items/8UXQS435&quot;],&quot;uri&quot;:[&quot;http://zotero.org/groups/2517093/items/8UXQS435&quot;],&quot;itemData&quot;:{&quot;id&quot;:1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PjImouc4gD"/>(U.S NEWS, 2019)<text:reference-mark-end text:name="ZOTERO_ITEM CSL_CITATION {&quot;citationID&quot;:&quot;TplyMPIw&quot;,&quot;properties&quot;:{&quot;formattedCitation&quot;:&quot;(U.S NEWS, 2019)&quot;,&quot;plainCitation&quot;:&quot;(U.S NEWS, 2019)&quot;,&quot;noteIndex&quot;:0},&quot;citationItems&quot;:[{&quot;id&quot;:19,&quot;uris&quot;:[&quot;http://zotero.org/groups/2517093/items/8UXQS435&quot;],&quot;uri&quot;:[&quot;http://zotero.org/groups/2517093/items/8UXQS435&quot;],&quot;itemData&quot;:{&quot;id&quot;:1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PjImouc4gD"/>. </text:p>
      <text:p text:style-name="P36">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18,&quot;uris&quot;:[&quot;http://zotero.org/groups/2517093/items/D7X2BWNJ&quot;],&quot;uri&quot;:[&quot;http://zotero.org/groups/2517093/items/D7X2BWNJ&quot;],&quot;itemData&quot;:{&quot;id&quot;:1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EV6WAo5M7H"/><text:span text:style-name="T94">(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18,&quot;uris&quot;:[&quot;http://zotero.org/groups/2517093/items/D7X2BWNJ&quot;],&quot;uri&quot;:[&quot;http://zotero.org/groups/2517093/items/D7X2BWNJ&quot;],&quot;itemData&quot;:{&quot;id&quot;:1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EV6WAo5M7H"/>.</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36">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17,&quot;uris&quot;:[&quot;http://zotero.org/groups/2517093/items/PCHEKBG3&quot;],&quot;uri&quot;:[&quot;http://zotero.org/groups/2517093/items/PCHEKBG3&quot;],&quot;itemData&quot;:{&quot;id&quot;:1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fYz7pcbJCL"/><text:span text:style-name="T94">(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17,&quot;uris&quot;:[&quot;http://zotero.org/groups/2517093/items/PCHEKBG3&quot;],&quot;uri&quot;:[&quot;http://zotero.org/groups/2517093/items/PCHEKBG3&quot;],&quot;itemData&quot;:{&quot;id&quot;:1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fYz7pcbJCL"/>. </text:p>
      <text:p text:style-name="Text_20_body">Por sua vez, as instituições educacionais do setor público tem se preocupado com as necessidades atuais da gestão pública e privada, o IFES Campus Colatina, por exemplo, disponibiliza os cursos de pós-graduação Lato Senso em Gestão Pública e Administração Pública. Apesar de características e objetivos semelhantes, possuem particularidades ... </text:p>
      <text:p text:style-name="Text_20_body"><text:soft-page-break/>Diante da oferta de capacitação para o gestor moderno, como a tecnologia pode contribuir para a percepção de um cenário como um todo? </text:p>
      <text:p text:style-name="Text_20_body">“Nesse contexto de mudanças em que a lógica econômica e utilitarista de curto prazo parece ceder espaço para uma lógica sustentável e de longo prazo <text:span text:style-name="T15">(ALVES, 2001),</text:span> torna-se necessário refletir sobre o processo de formação dos gestores, que irão tomar decisões acerca das respostas adequadas ou inadequadas às demandas do universo corporativo. Em razão disso, observa-se que as escolas de negócio têm estado nos últimos tempos na “mira” dos estudiosos do tema. As críticas referem-se ao pensamento predominantemente cartesiano e unidimensional dos programas de educação gerencial, à apresentação de conteúdos fragmentados, ao fracasso das escolas que formam gestores que depois se envolvem em escândalos corporativos e à visão distorcida do que significa administrar <text:span text:style-name="T15">(CHANLAT, 2000; MINTZBERG, 2006; ALMEIDA, 2008).</text:span>”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U5g9aXVb70"/>(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U5g9aXVb70"/><text:span text:style-name="T82">.</text:span></text:p>
      <text:p text:style-name="P19">https://forbes.uol.com.br/negocios/2019/03/descubra-o-que-e-a-educacao-executiva-4-0/ </text:p>
      <text:p text:style-name="P19"/>
      <text:h text:style-name="Heading_20_2" text:outline-level="2"><text:bookmark-start text:name="__RefHeading___Toc6511_975677452"/>A Complexidade na economia<text:bookmark-end text:name="__RefHeading___Toc6511_975677452"/></text:h>
      <text:p text:style-name="Text_20_body">Falar sobre como uma decisão pode levar a várias outras reações inesperadas. </text:p>
      <text:p text:style-name="Text_20_body"/>
      <text:h text:style-name="P45" text:outline-level="2"><text:bookmark-start text:name="__RefHeading___Toc6513_975677452"/>O Conhecimento por Simulação<text:bookmark-end text:name="__RefHeading___Toc6513_975677452"/></text:h>
      <text:p text:style-name="P24"><text:span text:style-name="T106">Esse tópico fala sobre o papel da simulação </text:span><text:span text:style-name="T35">no</text:span><text:span text:style-name="T106"> auxílio do processo de </text:span><text:span text:style-name="T35">ensino</text:span><text:span text:style-name="T106">, tema abrangido pelo presente projeto, </text:span><text:span text:style-name="T35">explicando</text:span><text:span text:style-name="T106"> o </text:span><text:span text:style-name="T35">motivo d</text:span><text:span text:style-name="T106">o </text:span><text:span text:style-name="T35">conceito de simuladores se </text:span><text:span text:style-name="T106">encaixar na solução proposta. O tópico </text:span><text:span text:style-name="T35">p</text:span><text:span text:style-name="T106">ossui três seções, sendo elas: </text:span></text:p>
      <text:list xml:id="list1688087729" text:style-name="L4">
        <text:list-item>
          <text:p text:style-name="P51">O que é simulação; </text:p>
        </text:list-item>
        <text:list-item>
          <text:p text:style-name="P51">Simulação no processo de aprendizagem;</text:p>
        </text:list-item>
        <text:list-item>
          <text:p text:style-name="P52">Construtivismo;</text:p>
        </text:list-item>
        <text:list-item>
          <text:p text:style-name="P50"><text:span text:style-name="T35">C</text:span><text:span text:style-name="T106">onclusão.</text:span></text:p>
        </text:list-item>
      </text:list>
      <text:p text:style-name="P23"/>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n18Yo6BVo5"/>(BALADEZ, 2016, p. 29)<text:reference-mark-end text:name="ZOTERO_ITEM CSL_CITATION {&quot;citationID&quot;:&quot;lX9MKiQH&quot;,&quot;properties&quot;:{&quot;formattedCitation&quot;:&quot;(BALADEZ, 2016, p. 29)&quot;,&quot;plainCitation&quot;:&quot;(BALADEZ, 2016, p. 29)&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n18Yo6BVo5"/>. </text:p>
      <text:p text:style-name="P25"><text:span text:style-name="T103">A necessidade d</text:span><text:span text:style-name="T113">e se utilizar a prática de </text:span><text:span text:style-name="T103">simulação é antiga, muito antes de existirem os computadores. </text:span><text:span text:style-name="T38">E</text:span><text:span text:style-name="T104">la tem origem na carência de representações de campo de batalha, onde era aplicado em tabuleiros. É necessário ressaltar, </text:span><text:span text:style-name="T105">porém,</text:span><text:span text:style-name="T104"> que existe uma diferença </text:span><text:span text:style-name="T105">entre </text:span><text:span text:style-name="T104">simulação e <text:s/>representação, </text:span><text:span text:style-name="T105">pois po</text:span><text:span text:style-name="T104">r mais que esses dois concei</text:span><text:span text:style-name="T33">t</text:span><text:span text:style-name="T104">os trabalhem juntos e auxiliam o processo de </text:span><text:span text:style-name="T33">assimilação do conhecimento, </text:span><text:span text:style-name="T34">ambos apresentam conceitos diferentes. A representação é estática, reproduzindo apenas os objetos nos <text:s/>sistemas, já a simulação é dinâmica, nela ocorre processo de movimento e/ou comportamento dos objetos que representam o sistema</text:span><text:span text:style-name="T104"> <text:s/></text:span><text:reference-mark-start text:name="ZOTERO_ITEM CSL_CITATION {&quot;citationID&quot;:&quot;cesXBtt2&quot;,&quot;properties&quot;:{&quot;formattedCitation&quot;:&quot;(BALADEZ, 2016, p. 30)&quot;,&quot;plainCitation&quot;:&quot;(BALADEZ, 2016, p. 30)&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IrL1yrhZyj"/><text:span text:style-name="T104">(BALADEZ, 2016, p. 30)</text:span><text:reference-mark-end text:name="ZOTERO_ITEM CSL_CITATION {&quot;citationID&quot;:&quot;cesXBtt2&quot;,&quot;properties&quot;:{&quot;formattedCitation&quot;:&quot;(BALADEZ, 2016, p. 30)&quot;,&quot;plainCitation&quot;:&quot;(BALADEZ, 2016, p. 30)&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IrL1yrhZyj"/><text:span text:style-name="T104">. </text:span><text:span text:style-name="T107">Conclui-se então que a interatividade é o que distingue os dois termos, pois uma vez que </text:span><text:span text:style-name="T36">o termo</text:span><text:span text:style-name="T107"> representação faz uma separação entre o sujeito e os objetos, a simulação é uma junção de ambos.</text:span></text:p>
      <text:p text:style-name="Text_20_body">Para explicar a evolução da simulação, <text:span text:style-name="T114">Baladez </text:span><text:reference-mark-start text:name="ZOTERO_ITEM CSL_CITATION {&quot;citationID&quot;:&quot;KNh2pFNz&quot;,&quot;properties&quot;:{&quot;formattedCitation&quot;:&quot;(2016)&quot;,&quot;plainCitation&quot;:&quot;(2016)&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PMI99xcjWi"/><text:span text:style-name="T114">(2016)</text:span><text:reference-mark-end text:name="ZOTERO_ITEM CSL_CITATION {&quot;citationID&quot;:&quot;KNh2pFNz&quot;,&quot;properties&quot;:{&quot;formattedCitation&quot;:&quot;(2016)&quot;,&quot;plainCitation&quot;:&quot;(2016)&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PMI99xcjWi"/> <text:span text:style-name="T114">utiliza </text:span><text:span text:style-name="T39">um dos jogos mais conhecidos da antiguidade, que até nos dias atuais se faz presente</text:span><text:span text:style-name="T114"> como </text:span><text:span text:style-name="T39">um tipo</text:span><text:span text:style-name="T114">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115">O tabuleiro representava o campo de batalha e as peças, as forças bélicas envolvidas em uma batalha.</text:span></text:p>
      <text:p text:style-name="Text_20_body"><text:span text:style-name="T40">A evolução da simulação é fortemente ligada à história militar, </text:span><text:span text:style-name="T41">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bywihkodPM"/><text:span text:style-name="T41">(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bywihkodPM"/><text:span text:style-name="T41"> </text:span><text:span text:style-name="T42">dizem que no século XVII surgiu um moderno </text:span><text:soft-page-break/><text:span text:style-name="T42">jogo de guerra, inicialmente, apresentando características do xadrez, porém este adicionava elementos de paisagem e outras características avançadas, aumentando o detalhamento e ampliando as possibilidades. </text:span></text:p>
      <text:p text:style-name="P28"><text:span text:style-name="T17">Foi visto na simulação então, uma maneira de testar teorias e reações simples. Os oficiais estudavam estratégias, faziam experimentos sem envolver nenhuma vida, sem perder qualquer parte das tropas. Na primeira guerra mundial, </text:span><text:span text:style-name="T43">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43">A segunda guerra mundial por sua vez impulsionou o desenvolvimento científico, surgindo nela, as primeiras máquina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41">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4,&quot;uris&quot;:[&quot;http://zotero.org/groups/2517093/items/FRGLABJN&quot;],&quot;uri&quot;:[&quot;http://zotero.org/groups/2517093/items/FRGLABJN&quot;],&quot;itemData&quot;:{&quot;id&quot;:4,&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nZ7tn9aTu1"/><text:span text:style-name="T41">(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4,&quot;uris&quot;:[&quot;http://zotero.org/groups/2517093/items/FRGLABJN&quot;],&quot;uri&quot;:[&quot;http://zotero.org/groups/2517093/items/FRGLABJN&quot;],&quot;itemData&quot;:{&quot;id&quot;:4,&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nZ7tn9aTu1"/><text:span text:style-name="T43">.</text:span></text:p>
      <text:p text:style-name="P27"><text:span text:style-name="T109">Uma </text:span><text:span text:style-name="T37">resumo</text:span><text:span text:style-name="T109"> do conceito de simulação é abordado por </text:span><text:span text:style-name="T110">Filho e Scarpelini </text:span><text:reference-mark-start text:name="ZOTERO_ITEM CSL_CITATION {&quot;citationID&quot;:&quot;GuOzxjh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tZXBVnIPFi"/><text:span text:style-name="T110">(2007, p. 162)</text:span><text:reference-mark-end text:name="ZOTERO_ITEM CSL_CITATION {&quot;citationID&quot;:&quot;GuOzxjh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tZXBVnIPFi"/><text:span text:style-name="T110">:</text:span></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_20_body"><text:span text:style-name="T112">Ou ainda Filho e Scarpelini </text:span><text:reference-mark-start text:name="ZOTERO_ITEM CSL_CITATION {&quot;citationID&quot;:&quot;6vYbSVc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WZvZ0kDH82"/><text:span text:style-name="T112">(2007, p. 162)</text:span><text:reference-mark-end text:name="ZOTERO_ITEM CSL_CITATION {&quot;citationID&quot;:&quot;6vYbSVc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WZvZ0kDH82"/><text:span text:style-name="T112"> simplificam a definição como: “técnica que se utiliza um simulador, considerando-se simulador como objeto ou representação parcial ou total de uma tarefa a ser replicada”. </text:span><text:span text:style-name="T116">O simulador citado na definição, pode adquirir divers</text:span><text:span text:style-name="T44">as formas</text:span><text:span text:style-name="T116">, isso dependerá da tarefa executada, </text:span><text:span text:style-name="T117">porém <text:s/>com o avanço quase exponencial da tecnologia, citado anteriormente, os computadores se tornaram a opção mais </text:span><text:span text:style-name="T45">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DOLn6DuhKi"/><text:span text:style-name="T45">(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DOLn6DuhKi"/><text:span text:style-name="T45">. </text:span><text:span text:style-name="T46">Assim os computadores </text:span><text:soft-page-break/><text:span text:style-name="T46">proporcionam a integração de diversas combinações de recursos para a simulação de tarefas complexas.</text:span></text:p>
      <text:p text:style-name="P22"/>
      <text:h text:style-name="Heading_20_3" text:outline-level="3"><text:bookmark-start text:name="__RefHeading___Toc11877_1058660758"/>Simulação n<text:span text:style-name="T111">o</text:span> processo de aprendizagem<text:bookmark-end text:name="__RefHeading___Toc11877_1058660758"/></text:h>
      <text:p text:style-name="P29"><text:span text:style-name="T47">Para <text:s/>o </text:span>conhecimento <text:span text:style-name="T118">ser processado de forma mais completa, </text:span>muitas vezes é <text:span text:style-name="T118">necessário </text:span><text:span text:style-name="T47">haver um </text:span>contato com <text:span text:style-name="T118">o </text:span>que teoria <text:span text:style-name="T118">explica</text:span>, <text:span text:style-name="T48">uma experiência </text:span><text:span text:style-name="T47">prática </text:span><text:span text:style-name="T48">pode ser a chave</text:span>. Nada <text:span text:style-name="T118">melhor que uma </text:span><text:span text:style-name="T47">forma de </text:span>solidificar um conhecimento <text:span text:style-name="T118">adquirido,</text:span> <text:span text:style-name="T47">testando-o e</text:span> observ<text:span text:style-name="T47">ando as reações </text:span>diante de nossos olhos. </text:p>
      <text:p text:style-name="P30"><text:span text:style-name="T30">O processo cognitivo</text:span> <text:span text:style-name="T31">pode se mostrar, as vezes, difícil e lento</text:span>. <text:span text:style-name="T31">Portanto é necessário ferramentas e métodos para tornar esse processo mais simples </text:span>e <text:span text:style-name="T31">descomplicado </text:span><text:span text:style-name="T32">e ao mesmo tempo</text:span><text:span text:style-name="T31">, torná-lo </text:span>produtivo <text:span text:style-name="T102">e eficiente. Essa é algumas das </text:span><text:span text:style-name="T32">vantagens que </text:span><text:span text:style-name="T95">Goldschmidt </text:span><text:reference-mark-start text:name="ZOTERO_ITEM CSL_CITATION {&quot;citationID&quot;:&quot;JMTx9Q9i&quot;,&quot;properties&quot;:{&quot;formattedCitation&quot;:&quot;(1977, p. 2)&quot;,&quot;plainCitation&quot;:&quot;(1977, p. 2)&quot;,&quot;noteIndex&quot;:0},&quot;citationItems&quot;:[{&quot;id&quot;:8,&quot;uris&quot;:[&quot;http://zotero.org/groups/2517093/items/RN2HDKKU&quot;],&quot;uri&quot;:[&quot;http://zotero.org/groups/2517093/items/RN2HDKKU&quot;],&quot;itemData&quot;:{&quot;id&quot;:8,&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4giMBDed11"/><text:span text:style-name="T95">(1977, p. 2)</text:span><text:reference-mark-end text:name="ZOTERO_ITEM CSL_CITATION {&quot;citationID&quot;:&quot;JMTx9Q9i&quot;,&quot;properties&quot;:{&quot;formattedCitation&quot;:&quot;(1977, p. 2)&quot;,&quot;plainCitation&quot;:&quot;(1977, p. 2)&quot;,&quot;noteIndex&quot;:0},&quot;citationItems&quot;:[{&quot;id&quot;:8,&quot;uris&quot;:[&quot;http://zotero.org/groups/2517093/items/RN2HDKKU&quot;],&quot;uri&quot;:[&quot;http://zotero.org/groups/2517093/items/RN2HDKKU&quot;],&quot;itemData&quot;:{&quot;id&quot;:8,&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4giMBDed11"/><text:span text:style-name="T95"> descreve </text:span><text:span text:style-name="T96">em</text:span><text:span text:style-name="T95"> suas experiências</text:span><text:span text:style-name="T102"> </text:span><text:span text:style-name="T32">utilizando jogos e </text:span><text:span text:style-name="T102">simulações no processo de ensino.</text:span></text:p>
      <text:p text:style-name="Text_20_body">A Física <text:span text:style-name="T47">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qthHquPzRm"/>(BALADEZ, 2016, p. 31)<text:reference-mark-end text:name="ZOTERO_ITEM CSL_CITATION {&quot;citationID&quot;:&quot;y7RAahLk&quot;,&quot;properties&quot;:{&quot;formattedCitation&quot;:&quot;(BALADEZ, 2016, p. 31)&quot;,&quot;plainCitation&quot;:&quot;(BALADEZ, 2016, p. 31)&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qthHquPzRm"/>.</text:p>
      <text:p text:style-name="P31"><text:span text:style-name="T119">Fazendo uma reflexão sobre como a simulação auxilia n</text:span><text:span text:style-name="T49">o processo</text:span><text:span text:style-name="T119"> cogni</text:span><text:span text:style-name="T49">tivo do aluno,</text:span><text:span text:style-name="T119"> Moura </text:span><text:reference-mark-start text:name="ZOTERO_ITEM CSL_CITATION {&quot;citationID&quot;:&quot;TIYVvdZH&quot;,&quot;properties&quot;:{&quot;formattedCitation&quot;:&quot;(2014, p. 12)&quot;,&quot;plainCitation&quot;:&quot;(2014, p. 12)&quot;,&quot;noteIndex&quot;:0},&quot;citationItems&quot;:[{&quot;id&quot;:3,&quot;uris&quot;:[&quot;http://zotero.org/groups/2517093/items/MXZZHU39&quot;],&quot;uri&quot;:[&quot;http://zotero.org/groups/2517093/items/MXZZHU39&quot;],&quot;itemData&quot;:{&quot;id&quot;:3,&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pQWNkBDSB5"/><text:span text:style-name="T119">(2014, p. 12)</text:span><text:reference-mark-end text:name="ZOTERO_ITEM CSL_CITATION {&quot;citationID&quot;:&quot;TIYVvdZH&quot;,&quot;properties&quot;:{&quot;formattedCitation&quot;:&quot;(2014, p. 12)&quot;,&quot;plainCitation&quot;:&quot;(2014, p. 12)&quot;,&quot;noteIndex&quot;:0},&quot;citationItems&quot;:[{&quot;id&quot;:3,&quot;uris&quot;:[&quot;http://zotero.org/groups/2517093/items/MXZZHU39&quot;],&quot;uri&quot;:[&quot;http://zotero.org/groups/2517093/items/MXZZHU39&quot;],&quot;itemData&quot;:{&quot;id&quot;:3,&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pQWNkBDSB5"/><text:span text:style-name="T119"> </text:span><text:span text:style-name="T120">ressalta: </text:span></text:p>
      <text:p text:style-name="Quotations"><text:span text:style-name="T50">T</text:span><text:span text:style-name="T120">odas as crianças ou a maioria 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 </text:span><text:span text:style-name="T49"><text:s/></text:span></text:p>
      <text:p text:style-name="P18"/>
      <text:p text:style-name="P32"><text:span text:style-name="T49">A </text:span><text:span text:style-name="T51">técnicas para simular um ambiente baseado no mundo real vem sendo utilizadas para fins didáticos em várias áreas do conhecimento, se tornando um instrumento pedagógico em várias matérias. Alguns autores falam sobre sua experiências nas mais diversas áreas.</text:span></text:p>
      <text:p text:style-name="Text_20_body"><text:span text:style-name="T51">S</text:span><text:span text:style-name="T52">anino </text:span><text:reference-mark-start text:name="ZOTERO_ITEM CSL_CITATION {&quot;citationID&quot;:&quot;iJ8chHej&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xWAorCtGTe"/><text:span text:style-name="T52">(2012)</text:span><text:reference-mark-end text:name="ZOTERO_ITEM CSL_CITATION {&quot;citationID&quot;:&quot;iJ8chHej&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xWAorCtGTe"/> <text:span text:style-name="T121">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é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122">Vargas et al, </text:span><text:reference-mark-start text:name="ZOTERO_ITEM CSL_CITATION {&quot;citationID&quot;:&quot;FpctDTSj&quot;,&quot;properties&quot;:{&quot;formattedCitation&quot;:&quot;(2009)&quot;,&quot;plainCitation&quot;:&quot;(2009)&quot;,&quot;noteIndex&quot;:0},&quot;citationItems&quot;:[{&quot;id&quot;:1,&quot;uris&quot;:[&quot;http://zotero.org/groups/2517093/items/M533ZB5A&quot;],&quot;uri&quot;:[&quot;http://zotero.org/groups/2517093/items/M533ZB5A&quot;],&quot;itemData&quot;:{&quot;id&quot;:1,&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QcB6MReIF4"/><text:span text:style-name="T122">(2009)</text:span><text:reference-mark-end text:name="ZOTERO_ITEM CSL_CITATION {&quot;citationID&quot;:&quot;FpctDTSj&quot;,&quot;properties&quot;:{&quot;formattedCitation&quot;:&quot;(2009)&quot;,&quot;plainCitation&quot;:&quot;(2009)&quot;,&quot;noteIndex&quot;:0},&quot;citationItems&quot;:[{&quot;id&quot;:1,&quot;uris&quot;:[&quot;http://zotero.org/groups/2517093/items/M533ZB5A&quot;],&quot;uri&quot;:[&quot;http://zotero.org/groups/2517093/items/M533ZB5A&quot;],&quot;itemData&quot;:{&quot;id&quot;:1,&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QcB6MReIF4"/><text:span text:style-name="T122"> </text:span><text:span text:style-name="T123">relata a experência utilizando a técnica no ensino do curso de medicina:</text:span></text:p>
      <text:p text:style-name="P41">“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P33"/>
      <text:p text:style-name="Text_20_body">M<text:span text:style-name="T53">iranda,</text:span> V<text:span text:style-name="T53">anin,</text:span> B<text:span text:style-name="T53">echara</text:span> <text:reference-mark-start text:name="ZOTERO_ITEM CSL_CITATION {&quot;citationID&quot;:&quot;FR2r2V9s&quot;,&quot;properties&quot;:{&quot;formattedCitation&quot;:&quot;(2004, p. 10)&quot;,&quot;plainCitation&quot;:&quot;(2004, p. 10)&quot;,&quot;noteIndex&quot;:0},&quot;citationItems&quot;:[{&quot;id&quot;:32,&quot;uris&quot;:[&quot;http://zotero.org/groups/2517093/items/JFCXCDBB&quot;],&quot;uri&quot;:[&quot;http://zotero.org/groups/2517093/items/JFCXCDBB&quot;],&quot;itemData&quot;:{&quot;id&quot;:32,&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GedQbcnJ0"/>(2004, p. 10)<text:reference-mark-end text:name="ZOTERO_ITEM CSL_CITATION {&quot;citationID&quot;:&quot;FR2r2V9s&quot;,&quot;properties&quot;:{&quot;formattedCitation&quot;:&quot;(2004, p. 10)&quot;,&quot;plainCitation&quot;:&quot;(2004, p. 10)&quot;,&quot;noteIndex&quot;:0},&quot;citationItems&quot;:[{&quot;id&quot;:32,&quot;uris&quot;:[&quot;http://zotero.org/groups/2517093/items/JFCXCDBB&quot;],&quot;uri&quot;:[&quot;http://zotero.org/groups/2517093/items/JFCXCDBB&quot;],&quot;itemData&quot;:{&quot;id&quot;:32,&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GedQbcnJ0"/> <text:span text:style-name="T124">utilizou simuladores como método </text:span><text:span text:style-name="T53">didático em um curso de Física, na matéria de Mecânica, os autores </text:span><text:span text:style-name="T54">destacam o que foi observado na compreensão dos alunos:</text:span></text:p>
      <text:p text:style-name="Quotations">“A possibilidade de mudar os parâmetros da situação física estudada, e rapidamente verificar as conseqü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 “</text:p>
      <text:p text:style-name="Text_20_body"/>
      <text:p text:style-name="P34"><text:span text:style-name="T54">Os</text:span><text:span text:style-name="T125">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1738167044" text:style-name="L5">
        <text:list-item>
          <text:p text:style-name="P54">economia de recursos: não é necessário a utilização de recursos físicos para uma simulação, isso evita avarias desnecessária de recursos;</text:p>
        </text:list-item>
        <text:list-item>
          <text:p text:style-name="P54">sem prejuízo com falhas: ao falhar num ambiente controlado não haverá consequências no mundo real. Nas disciplinas de medicina, por exemplo, o erro cometido por um aluno não afetará um paciente real;</text:p>
        </text:list-item>
        <text:list-item>
          <text:p text:style-name="P54">ambiente físico dispensável: algumas áreas necessitam de um ambiente específico para se trabalhar, com a simulação esse cenário pode ser construído dentro do simulador;</text:p>
        </text:list-item>
        <text:list-item>
          <text:p text:style-name="P54">teste de hipóteses controlados: <text:span text:style-name="T126">com um cenário simulado, um aluno pode testar suas hipóteses e obter resultados para comparação de forma muito controlada, ajudando bastante no processo de aprendizagem;</text:span></text:p>
        </text:list-item>
        <text:list-item>
          <text:p text:style-name="P53"><text:span text:style-name="T55">pouca dependência do docente: </text:span><text:span text:style-name="T56">como citado por Sanino </text:span><text:reference-mark-start text:name="ZOTERO_ITEM CSL_CITATION {&quot;citationID&quot;:&quot;3KaWIxri&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ZeZfs4okoU"/><text:span text:style-name="T56">(2012)</text:span><text:reference-mark-end text:name="ZOTERO_ITEM CSL_CITATION {&quot;citationID&quot;:&quot;3KaWIxri&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ZeZfs4okoU"/> a simulação é <text:span text:style-name="T126">uma</text:span> estratégia de ensino aprendizagem para o docente, <text:span text:style-name="T127">isso proporciona </text:span><text:span text:style-name="T57">a </text:span>construção de experiências que <text:span text:style-name="T57">exige a </text:span>reflexão do aluno, possibilitando <text:span text:style-name="T57">a ele a</text:span> capacidade de auto conduzir o seu próprio processo formativo.</text:p>
        </text:list-item>
      </text:list>
      <text:p text:style-name="P40"/>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text:s/>induz o aluno à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34,&quot;uris&quot;:[&quot;http://zotero.org/groups/2517093/items/G6IZ83QC&quot;],&quot;uri&quot;:[&quot;http://zotero.org/groups/2517093/items/G6IZ83QC&quot;],&quot;itemData&quot;:{&quot;id&quot;:34,&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pNvnC0tVTc"/>(FIALHO, 2001)<text:reference-mark-end text:name="ZOTERO_ITEM CSL_CITATION {&quot;citationID&quot;:&quot;PLy2cbkQ&quot;,&quot;properties&quot;:{&quot;formattedCitation&quot;:&quot;(FIALHO, 2001)&quot;,&quot;plainCitation&quot;:&quot;(FIALHO, 2001)&quot;,&quot;noteIndex&quot;:0},&quot;citationItems&quot;:[{&quot;id&quot;:34,&quot;uris&quot;:[&quot;http://zotero.org/groups/2517093/items/G6IZ83QC&quot;],&quot;uri&quot;:[&quot;http://zotero.org/groups/2517093/items/G6IZ83QC&quot;],&quot;itemData&quot;:{&quot;id&quot;:34,&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pNvnC0tVTc"/>. Isso acontece <text:span text:style-name="T58">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YjDBLrwToH"/><text:span text:style-name="T58">(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YjDBLrwToH"/><text:span text:style-name="T58">, ao existir motivação para os alunos dominarem habilidades <text:s/>e conteúdos aprendidos</text:span>, <text:span text:style-name="T58">há uma necessidade de </text:span>enxergar <text:span text:style-name="T58">uma</text:span> conexão <text:span text:style-name="T58">entre o assunto estudado </text:span>com os modelos mentais de que já fazem uso.</text:p>
      <text:p text:style-name="Text_20_body"><text:span text:style-name="T59">S</text:span><text:span text:style-name="T128">imulações é </text:span><text:span text:style-name="T129">uma excelente ferramenta para a aprendizagem porquê </text:span><text:span text:style-name="T59">proporciona </text:span><text:span text:style-name="T128">uma expansão das percepções humanas, </text:span><text:span text:style-name="T129">isso </text:span><text:span text:style-name="T128">perm</text:span><text:span text:style-name="T59">e</text:span><text:span text:style-name="T128"> o reconhecimento </text:span><text:soft-page-break/><text:span text:style-name="T128">de inter-relações e fundamentos tácitos que, de outras </text:span><text:span text:style-name="T59">formas</text:span><text:span text:style-name="T128">, 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QaFd3CavfA"/><text:span text:style-name="T128">(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QaFd3CavfA"/><text:span text:style-name="T128">.</text:span></text:p>
      <text:p text:style-name="P35"><text:span text:style-name="T128">É </text:span><text:span text:style-name="T60">observado então,</text:span><text:span text:style-name="T128"> </text:span><text:span text:style-name="T130">que a utilização de </text:span><text:span text:style-name="T128">ferramentas de simulação </text:span><text:span text:style-name="T130">na aprendizagem </text:span><text:span text:style-name="T128">fazem com que os </text:span><text:span text:style-name="T60">indivíduos </text:span><text:span text:style-name="T128">adquiram conhecimento </text:span><text:span text:style-name="T130">através </text:span><text:span text:style-name="T128">de um</text:span><text:span text:style-name="T130">a</text:span><text:span text:style-name="T128"> </text:span><text:span text:style-name="T60">maneira </text:span><text:span text:style-name="T128">participativa. </text:span><text:span text:style-name="T130">Essa forma é diferente daquela aprendida na teoria, de forma passiva </text:span><text:span text:style-name="T128">ou <text:s/>observatória.</text:span></text:p>
      <text:p text:style-name="Text_20_body"/>
      <text:h text:style-name="Heading_20_2" text:outline-level="2"><text:bookmark-start text:name="__RefHeading___Toc6515_975677452"/>Os Jogos de Economia <text:bookmark-end text:name="__RefHeading___Toc6515_975677452"/></text:h>
      <text:p text:style-name="P26"><text:span text:style-name="T107">Accioly </text:span><text:reference-mark-start text:name="ZOTERO_ITEM CSL_CITATION {&quot;citationID&quot;:&quot;kWb7VIeR&quot;,&quot;properties&quot;:{&quot;formattedCitation&quot;:&quot;(2006)&quot;,&quot;plainCitation&quot;:&quot;(2006)&quot;,&quot;noteIndex&quot;:0},&quot;citationItems&quot;:[{&quot;id&quot;:6,&quot;uris&quot;:[&quot;http://zotero.org/groups/2517093/items/F7HZYBSW&quot;],&quot;uri&quot;:[&quot;http://zotero.org/groups/2517093/items/F7HZYBSW&quot;],&quot;itemData&quot;:{&quot;id&quot;:6,&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wE7wCROpE"/><text:span text:style-name="T107">(2006)</text:span><text:reference-mark-end text:name="ZOTERO_ITEM CSL_CITATION {&quot;citationID&quot;:&quot;kWb7VIeR&quot;,&quot;properties&quot;:{&quot;formattedCitation&quot;:&quot;(2006)&quot;,&quot;plainCitation&quot;:&quot;(2006)&quot;,&quot;noteIndex&quot;:0},&quot;citationItems&quot;:[{&quot;id&quot;:6,&quot;uris&quot;:[&quot;http://zotero.org/groups/2517093/items/F7HZYBSW&quot;],&quot;uri&quot;:[&quot;http://zotero.org/groups/2517093/items/F7HZYBSW&quot;],&quot;itemData&quot;:{&quot;id&quot;:6,&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wE7wCROpE"/> <text:span text:style-name="T108">cita a frase “Aprendizado e jogo, conhecimento de entretenimento” se referindo a simulação computacional, que se utiliza do jogo para ensinar e do entretenimento para desenvolver o conhecimento. </text:span></text:p>
      <text:h text:style-name="P43" text:outline-level="1"><text:bookmark-start text:name="__RefHeading___Toc6517_975677452"/>Diagnóstico<text:bookmark-end text:name="__RefHeading___Toc6517_975677452"/></text:h>
      <text:h text:style-name="Heading_20_2" text:outline-level="2"><text:bookmark-start text:name="__RefHeading___Toc6519_975677452"/>Contextualização do problema <text:bookmark-end text:name="__RefHeading___Toc6519_975677452"/></text:h>
      <text:p text:style-name="Text_20_body"><text:span text:style-name="T86">A abordagem </text:span><text:span text:style-name="T87">teórica </text:span><text:span text:style-name="T86">de sistemas complexos parte do princípio que existem, </text:span><text:span text:style-name="T87">no ambiente observado,</text:span><text:span text:style-name="T86"> múltiplas variáveis internas e externas </text:span><text:span text:style-name="T25">que influenciam umas as outras </text:span><text:span text:style-name="T26">e o meio como um todo</text:span><text:span text:style-name="T86">. O pensamento complexo observa o sistema como um todo indissociável, onde </text:span><text:span text:style-name="T6">“o todo pertence as partes e as partes pertencem ao todo”</text:span><text:span text:style-name="T86">.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65WkuQ45xS"/><text:span text:style-name="T86">(MORIN, 2007)</text:span><text:reference-mark-end text:name="ZOTERO_ITEM CSL_CITATION {&quot;citationID&quot;:&quot;cnhsUKZk&quot;,&quot;properties&quot;:{&quot;formattedCitation&quot;:&quot;(MORIN, 2007)&quot;,&quot;plainCitation&quot;:&quot;(MORIN, 2007)&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65WkuQ45xS"/><text:span text:style-name="T86">.</text:span></text:p>
      <text:p text:style-name="Text_20_body"><text:span text:style-name="T88">A </text:span><text:span text:style-name="T89">economia </text:span><text:span text:style-name="T90">como um sistema complexo</text:span><text:span text:style-name="T89"> é observada desde os trabalho</text:span><text:span text:style-name="T90">s d</text:span><text:span text:style-name="T91">os</text:span><text:span text:style-name="T90"> economistas clássicos Smith, Malthus, Ricardo e Marx, </text:span><text:span text:style-name="T29">inclusive com</text:span><text:span text:style-name="T27"> críticas</text:span><text:span text:style-name="T90"> a</text:span><text:span text:style-name="T91">s</text:span><text:span text:style-name="T90"> modelos econômicos </text:span><text:span text:style-name="T91">genéricos-analíticos.</text:span><text:span text:style-name="T90"> </text:span><text:span text:style-name="T28">S</text:span><text:span text:style-name="T90">egundo Mauerberg Jr. </text:span><text:reference-mark-start text:name="ZOTERO_ITEM CSL_CITATION {&quot;citationID&quot;:&quot;2sMtkTW7&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C6ZhNMk3UN"/>(2013):<text:reference-mark-end text:name="ZOTERO_ITEM CSL_CITATION {&quot;citationID&quot;:&quot;2sMtkTW7&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C6ZhNMk3UN"/></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70">A análise a partir de uma cenário econômico com a omissão de pa</text:span><text:span text:style-name="T71">r</text:span><text:span text:style-name="T70">tes do sistema desconsidera o fato de que os elementos presentes num sistema complexo possuem um </text:span><text:span text:style-name="T72">todo </text:span><text:span text:style-name="T71">distinto</text:span><text:span text:style-name="T70"> d</text:span><text:span text:style-name="T71">a</text:span><text:span text:style-name="T70"> que a soma de suas partes. </text:span><text:span text:style-name="T71">Segundo Mauerberg Jr. </text:span><text:reference-mark-start text:name="ZOTERO_ITEM CSL_CITATION {&quot;citationID&quot;:&quot;pDMIFcf6&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2swfWzJQ98"/>(2013):<text:reference-mark-end text:name="ZOTERO_ITEM CSL_CITATION {&quot;citationID&quot;:&quot;pDMIFcf6&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2swfWzJQ98"/></text:p>
      <text:p text:style-name="Quotations">“Sobre sistemas complexos foi exposto que uma certa ordem resultante não é apenas a soma de eventos individuais, existe uma conexão entre as partes que não pode ser ignorada.”</text:p>
      <text:p text:style-name="Text_20_body"><text:span text:style-name="T14">O encadeamento de micro e macro decisões, 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KiY6SuBw0V"/><text:span text:style-name="T14">(2013):</text:span><text:reference-mark-end text:name="ZOTERO_ITEM CSL_CITATION {&quot;citationID&quot;:&quot;bNHSRQjI&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KiY6SuBw0V"/></text:p>
      <text:p text:style-name="Quotations">“Sendo assim, nesta abordagem da economia e complexidade a maior questão na elaboração das respostas aos problemas vem da necessidade <text:soft-page-break/>de averiguar um sem-número de dados que possuem características que os diferenciam uns dos outros.”</text:p>
      <text:p text:style-name="Text_20_body"><text:span text:style-name="T73">Com relação a análises econômicas, principalmente no processo de aprendizagem, é válido destacar, </text:span><text:span text:style-name="T79">por exemplo,</text:span><text:span text:style-name="T73"> </text:span><text:span text:style-name="T79">o</text:span><text:span text:style-name="T73"> grau de complexidade ao conjecturarmos a relação entre as variáveis envolvidas no processo de formação de preços, </text:span><text:span text:style-name="T79">pois frequentemente é utilizado o</text:span><text:span text:style-name="T73"> termo </text:span><text:span text:style-name="T74">Ceteris Paribus</text:span><text:span text:style-name="T73">, que significa “todas as demais coisas permanecem constantes”. Essa é uma das contribuições de Marshall para o conceito de equilíbrio </text:span><text:span text:style-name="T79">em</text:span><text:span text:style-name="T76"> economia: o</text:span><text:span text:style-name="T73"> equilíbrio parcial. </text:span><text:span text:style-name="T79">S</text:span><text:span text:style-name="T73">egundo </text:span><text:span text:style-name="T77">Ajzental</text:span><text:span text:style-name="T73"> </text:span><text:reference-mark-start text:name="ZOTERO_ITEM CSL_CITATION {&quot;citationID&quot;:&quot;3fjyxC8k&quot;,&quot;properties&quot;:{&quot;formattedCitation&quot;:&quot;(2015)&quot;,&quot;plainCitation&quot;:&quot;(2015)&quot;,&quot;noteIndex&quot;:0},&quot;citationItems&quot;:[{&quot;id&quot;:37,&quot;uris&quot;:[&quot;http://zotero.org/groups/2517093/items/AKSNZKS4&quot;],&quot;uri&quot;:[&quot;http://zotero.org/groups/2517093/items/AKSNZKS4&quot;],&quot;itemData&quot;:{&quot;id&quot;:37,&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4PCnjWaZ3w"/><text:span text:style-name="T73">(2015)</text:span><text:reference-mark-end text:name="ZOTERO_ITEM CSL_CITATION {&quot;citationID&quot;:&quot;3fjyxC8k&quot;,&quot;properties&quot;:{&quot;formattedCitation&quot;:&quot;(2015)&quot;,&quot;plainCitation&quot;:&quot;(2015)&quot;,&quot;noteIndex&quot;:0},&quot;citationItems&quot;:[{&quot;id&quot;:37,&quot;uris&quot;:[&quot;http://zotero.org/groups/2517093/items/AKSNZKS4&quot;],&quot;uri&quot;:[&quot;http://zotero.org/groups/2517093/items/AKSNZKS4&quot;],&quot;itemData&quot;:{&quot;id&quot;:37,&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4PCnjWaZ3w"/><text:span text:style-name="T73">:</text:span></text:p>
      <text:p text:style-name="Quotations"><text:span text:style-name="T73">“</text:span><text:span text:style-name="T77">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75">ceteris paribus</text:span><text:span text:style-name="T66">,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138">corre o risco de se distanciar</text:span> da aplicação prática, tornando-se mais próximo de um instrumento de estudo dela mesma, <text:span text:style-name="T138">tal com descreve Ormerod </text:span><text:reference-mark-start text:name="ZOTERO_ITEM CSL_CITATION {&quot;citationID&quot;:&quot;SlpOD8Eq&quot;,&quot;properties&quot;:{&quot;formattedCitation&quot;:&quot;(1996)&quot;,&quot;plainCitation&quot;:&quot;(1996)&quot;,&quot;noteIndex&quot;:0},&quot;citationItems&quot;:[{&quot;id&quot;:40,&quot;uris&quot;:[&quot;http://zotero.org/groups/2517093/items/I6CQA8TQ&quot;],&quot;uri&quot;:[&quot;http://zotero.org/groups/2517093/items/I6CQA8TQ&quot;],&quot;itemData&quot;:{&quot;id&quot;:40,&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hT6f3QhswA"/><text:span text:style-name="T138">(1996)</text:span><text:reference-mark-end text:name="ZOTERO_ITEM CSL_CITATION {&quot;citationID&quot;:&quot;SlpOD8Eq&quot;,&quot;properties&quot;:{&quot;formattedCitation&quot;:&quot;(1996)&quot;,&quot;plainCitation&quot;:&quot;(1996)&quot;,&quot;noteIndex&quot;:0},&quot;citationItems&quot;:[{&quot;id&quot;:40,&quot;uris&quot;:[&quot;http://zotero.org/groups/2517093/items/I6CQA8TQ&quot;],&quot;uri&quot;:[&quot;http://zotero.org/groups/2517093/items/I6CQA8TQ&quot;],&quot;itemData&quot;:{&quot;id&quot;:40,&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hT6f3QhswA"/><text:span text:style-name="T138"> </text:span><text:span text:style-name="T139">e </text:span><text:reference-mark-start text:name="ZOTERO_ITEM CSL_CITATION {&quot;citationID&quot;:&quot;RSLe3osi&quot;,&quot;properties&quot;:{&quot;formattedCitation&quot;:&quot;(2000)&quot;,&quot;plainCitation&quot;:&quot;(2000)&quot;,&quot;noteIndex&quot;:0},&quot;citationItems&quot;:[{&quot;id&quot;:39,&quot;uris&quot;:[&quot;http://zotero.org/groups/2517093/items/3YAAYE35&quot;],&quot;uri&quot;:[&quot;http://zotero.org/groups/2517093/items/3YAAYE35&quot;],&quot;itemData&quot;:{&quot;id&quot;:39,&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HIDVrFIlm8"/><text:span text:style-name="T139">(2000)</text:span><text:reference-mark-end text:name="ZOTERO_ITEM CSL_CITATION {&quot;citationID&quot;:&quot;RSLe3osi&quot;,&quot;properties&quot;:{&quot;formattedCitation&quot;:&quot;(2000)&quot;,&quot;plainCitation&quot;:&quot;(2000)&quot;,&quot;noteIndex&quot;:0},&quot;citationItems&quot;:[{&quot;id&quot;:39,&quot;uris&quot;:[&quot;http://zotero.org/groups/2517093/items/3YAAYE35&quot;],&quot;uri&quot;:[&quot;http://zotero.org/groups/2517093/items/3YAAYE35&quot;],&quot;itemData&quot;:{&quot;id&quot;:39,&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HIDVrFIlm8"/><text:span text:style-name="T139">, </text:span><text:span text:style-name="T140">como</text:span><text:span text:style-name="T139"> também </text:span><text:span text:style-name="T141">Gleiser</text:span><text:span text:style-name="T139"> </text:span><text:reference-mark-start text:name="ZOTERO_ITEM CSL_CITATION {&quot;citationID&quot;:&quot;112X8S2L&quot;,&quot;properties&quot;:{&quot;formattedCitation&quot;:&quot;(2002)&quot;,&quot;plainCitation&quot;:&quot;(2002)&quot;,&quot;noteIndex&quot;:0},&quot;citationItems&quot;:[{&quot;id&quot;:38,&quot;uris&quot;:[&quot;http://zotero.org/groups/2517093/items/97BWRNJI&quot;],&quot;uri&quot;:[&quot;http://zotero.org/groups/2517093/items/97BWRNJI&quot;],&quot;itemData&quot;:{&quot;id&quot;:38,&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UtLa8FfQ25"/><text:span text:style-name="T139">(2002)</text:span><text:reference-mark-end text:name="ZOTERO_ITEM CSL_CITATION {&quot;citationID&quot;:&quot;112X8S2L&quot;,&quot;properties&quot;:{&quot;formattedCitation&quot;:&quot;(2002)&quot;,&quot;plainCitation&quot;:&quot;(2002)&quot;,&quot;noteIndex&quot;:0},&quot;citationItems&quot;:[{&quot;id&quot;:38,&quot;uris&quot;:[&quot;http://zotero.org/groups/2517093/items/97BWRNJI&quot;],&quot;uri&quot;:[&quot;http://zotero.org/groups/2517093/items/97BWRNJI&quot;],&quot;itemData&quot;:{&quot;id&quot;:38,&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UtLa8FfQ25"/><text:span text:style-name="T139"> em seus </text:span><text:span text:style-name="T79">estudos</text:span><text:span text:style-name="T139"> sobre as decisões de governantes </text:span><text:span text:style-name="T79">na aplicação</text:span><text:span text:style-name="T139"> </text:span><text:span text:style-name="T79">de</text:span><text:span text:style-name="T139"> políticas econômicas, </text:span><text:span text:style-name="T140">os resultados práticos e a evolução do pensamento complexo na economia, </text:span><text:span text:style-name="T78">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78">A</text:span> abordagem de aprendizado <text:span text:style-name="T144">de políticas públicas na economia </text:span>omitindo ou desconsiderando variáveis que podem influenciar-<text:span text:style-name="T143">se mutuamente</text:span>, faz oposição a visão do todo e não trata a economia como um sistema complexo. <text:span text:style-name="T137">Morin</text:span> <text:reference-mark-start text:name="ZOTERO_ITEM CSL_CITATION {&quot;citationID&quot;:&quot;QchF1QBG&quot;,&quot;properties&quot;:{&quot;formattedCitation&quot;:&quot;(2007, p. 11)&quot;,&quot;plainCitation&quot;:&quot;(2007, p. 11)&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lKNrmCYhX2"/>(2007, p. 11)<text:reference-mark-end text:name="ZOTERO_ITEM CSL_CITATION {&quot;citationID&quot;:&quot;QchF1QBG&quot;,&quot;properties&quot;:{&quot;formattedCitation&quot;:&quot;(2007, p. 11)&quot;,&quot;plainCitation&quot;:&quot;(2007, p. 11)&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lKNrmCYhX2"/> <text:span text:style-name="T131">define </text:span><text:span text:style-name="T61">esse</text:span><text:span text:style-name="T131"> </text:span><text:span text:style-name="T69">argumento</text:span><text:span text:style-name="T131"> como </text:span><text:span text:style-name="T4">paradigma de simplificação, </text:span><text:span text:style-name="T8">onde</text:span><text:span text:style-name="T131"> princípios de disjunção, redução e abstração são empregados na formulação de ideias “claras de distintas” para reduzir </text:span><text:span text:style-name="T132">a </text:span><text:span text:style-name="T131">complex</text:span><text:span text:style-name="T132">idade a uma simples fragmentação. A formulação </text:span><text:span text:style-name="T62">do paradigma da simplificação</text:span><text:span text:style-name="T132"> permitiu </text:span><text:span text:style-name="T62">maiores </text:span><text:span text:style-name="T132">avanços científicos e reflexões filosóficas, porém ao custo da compreensão simplista dos fenômenos humanos em </text:span><text:soft-page-break/><text:span text:style-name="T132">sua microdimensão (individual) e macrodimensão (coletivo), induzindo a definição de políticas simplificadoras e maniqueístas.</text:span></text:p>
      <text:p text:style-name="Text_20_body"><text:span text:style-name="T142">A necessidade da simplificação de sistemas complexas denota da dificuldade do ser humano em lidar com decisões com múltiplas variáveis. </text:span><text:span text:style-name="T134">Pierre </text:span><text:span text:style-name="T133">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BoYMihCxub"/><text:span text:style-name="T133">(1998, p. 94)</text:span><text:reference-mark-end text:name="ZOTERO_ITEM CSL_CITATION {&quot;citationID&quot;:&quot;NrZCfB7d&quot;,&quot;properties&quot;:{&quot;formattedCitation&quot;:&quot;(1998, p. 94)&quot;,&quot;plainCitation&quot;:&quot;(1998, p. 94)&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BoYMihCxub"/><text:span text:style-name="T133">:</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Text_20_body"><text:span text:style-name="T133">A divisão das partes do todo complexo é </text:span><text:span text:style-name="T134">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63">métodos</text:span><text:span text:style-name="T134">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s2a69DFz1B"/><text:span text:style-name="T94">(1998, p. 94–95)</text:span><text:reference-mark-end text:name="ZOTERO_ITEM CSL_CITATION {&quot;citationID&quot;:&quot;RTue5y39&quot;,&quot;properties&quot;:{&quot;formattedCitation&quot;:&quot;(1998, p. 94\\uc0\\u8211{}95)&quot;,&quot;plainCitation&quot;:&quot;(1998, p. 94–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s2a69DFz1B"/><text:span text:style-name="T134"> interpreta esses métodos atuais como tecnologias intelectuais:</text:span></text:p>
      <text:p text:style-name="Quotations">“Referimo-nos, em particular, a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135">A lógica para a resolução de problemas complexos é diferente a partir do momento em que os fatores para serem levados em consideração estão em excesso para o raciocínio humano, este que </text:span><text:span text:style-name="T64">realiza</text:span><text:span text:style-name="T135"> cálculos a partir de soluções mais </text:span><text:span text:style-name="T9">perceptíveis, uma vez que a lógica convencional não <text:s/>é capaz de expandir a cognição ao nível de compreensão necessário. </text:span><text:span text:style-name="T10">Partindo desse princípio, Levy <text:s/></text:span><text:span text:style-name="T67">cita</text:span><text:span text:style-name="T10"> a </text:span><text:span text:style-name="T13">teoria conexionista</text:span><text:span text:style-name="T10"> para </text:span><text:span text:style-name="T67">o embasamento argumentativo</text:span><text:span text:style-name="T10">, onde </text:span><text:span text:style-name="T65">o</text:span><text:span text:style-name="T10"> sistema cognitivo é uma rede composta </text:span><text:span text:style-name="T65">por pequenas</text:span><text:span text:style-name="T10"> unidades que assuem diversos estados de excitação, sendo que o paradigma da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OWILvdj5Kz"/><text:span text:style-name="T10">(1998, p. 95)</text:span><text:reference-mark-end text:name="ZOTERO_ITEM CSL_CITATION {&quot;citationID&quot;:&quot;SBp6SICh&quot;,&quot;properties&quot;:{&quot;formattedCitation&quot;:&quot;(1998, p. 95)&quot;,&quot;plainCitation&quot;:&quot;(1998, p. 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OWILvdj5Kz"/><text:span text:style-name="T10">:</text:span></text:p>
      <text:p text:style-name="Quotations">“É preciso também observar que, segundo as teorias conexionistas, cada nova percepção deixaria vestígios na rede. Em particular, as conexões que <text:soft-page-break/>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136">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56"><text:span text:style-name="T11">A mudança de paradigma </text:span><text:span text:style-name="T67">no</text:span><text:span text:style-name="T11"> processo de aprendizagem ocorre quando o fator </text:span><text:span text:style-name="T5">experiência</text:span><text:span text:style-name="T11"> torna-se mais relevante que o raciocínio lógico </text:span><text:span text:style-name="T5">clássico</text:span><text:span text:style-name="T11">, pois este excede a capacidade humana de conectar diferentes pontos em um sistema complexo. </text:span><text:span text:style-name="T68">As</text:span><text:span text:style-name="T12"> simulações proporcionam uma experiência cognitiva lúdica e mais próxima da realidade, ao ponto de ser relevante </text:span><text:span text:style-name="T68">como ferramenta de apoio no processo de aprendizagem.</text:span></text:p>
      <text:p text:style-name="P55"/>
      <text:h text:style-name="Heading_20_2" text:outline-level="2"><text:bookmark-start text:name="__RefHeading___Toc6521_975677452"/>Diagnóstico/pesquisa <text:bookmark-end text:name="__RefHeading___Toc6521_975677452"/></text:h>
      <text:p text:style-name="Text_20_body"/>
      <text:h text:style-name="Heading_20_2" text:outline-level="2"><text:bookmark-start text:name="__RefHeading___Toc6523_975677452"/>Análise dos dados e informações obtidas <text:bookmark-end text:name="__RefHeading___Toc6523_975677452"/></text:h>
      <text:p text:style-name="Text_20_body"/>
      <text:h text:style-name="Heading_20_2" text:outline-level="2"><text:bookmark-start text:name="__RefHeading___Toc6525_975677452"/>Sumarização do diagnóstic<text:span text:style-name="T93">o</text:span><text:bookmark-end text:name="__RefHeading___Toc6525_975677452"/></text:h>
      <text:h text:style-name="P43" text:outline-level="1"><text:bookmark-start text:name="__RefHeading___Toc6527_975677452"/>Proposta<text:bookmark-end text:name="__RefHeading___Toc6527_975677452"/></text:h>
      <text:p text:style-name="P14">Criação do jogo</text:p>
      <text:h text:style-name="Heading_20_2" text:outline-level="2"><text:bookmark-start text:name="__RefHeading___Toc6529_975677452"/>E-Conomy Simulator <text:bookmark-end text:name="__RefHeading___Toc6529_975677452"/></text:h>
      <text:p text:style-name="P14">Descrever a criação do jogo E-Conomy Simulator, bem como diagrama de classes e documentação (usar uma forma atualizada dessa documentação online). </text:p>
      <text:p text:style-name="P14"/>
      <text:h text:style-name="Heading_20_2" text:outline-level="2"><text:bookmark-start text:name="__RefHeading___Toc6531_975677452"/>Aplicação <text:bookmark-end text:name="__RefHeading___Toc6531_975677452"/></text:h>
      <text:p text:style-name="P14">Descrever o modelo de avaliação de aprendizagem Kirkpatrick. </text:p>
      <text:p text:style-name="P14"/>
      <text:h text:style-name="Heading_20_2" text:outline-level="2"><text:bookmark-start text:name="__RefHeading___Toc6533_975677452"/>Resultados <text:bookmark-end text:name="__RefHeading___Toc6533_975677452"/></text:h>
      <text:p text:style-name="P14">Avaliação de resultados de acordo com o modelo Kirkpatrick. </text:p>
      <text:h text:style-name="P43"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 </text:p>
      <text:h text:style-name="P43"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rW3fIs14Ma">
        <text:p text:style-name="Bibliography_20_1">ACCIOLY, M. I. Táticas da cognição: a simulação e o efeito de real. <text:span text:style-name="T80">Ciências &amp;amp; Cognição</text:span>, v. 9, p. 56–63, nov. 2006. </text:p>
        <text:p text:style-name="Bibliography_20_1">AJZENTAL, A. <text:span text:style-name="T80">Complexidade Aplicada a Economia</text:span>. 1. ed. Rio de Janeiro: Editora FGV, 2015. v. 1</text:p>
        <text:p text:style-name="Bibliography_20_1">BALADEZ, F. O passado, o presente e o futuro dos simuladores. <text:span text:style-name="T80">FaSCi-Tech</text:span>, v. 1, n. 1, p. 29–40, 19 ago. 2016. </text:p>
        <text:p text:style-name="Bibliography_20_1">DORNBUSCH, R.; FISCHER, S.; STARTZ, R. <text:span text:style-name="T80">Macroeconomia</text:span>. 11. ed. Porto Alegre: AMGH Editora Ltda, 2013. </text:p>
        <text:p text:style-name="Bibliography_20_1">ÉPOCA NEGÓCIOS. <text:span text:style-name="T80">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80">Ciências da Cognição</text:span>. [s.l.] Insular, 2001. </text:p>
        <text:p text:style-name="Bibliography_20_1">FILHO, A. P.; SCARPELINI, S. SIMULAÇÃO: DEFINIÇÃO. <text:span text:style-name="T80">Medicina (Ribeirão Preto)</text:span>, v. 40, n. 2, p. 162–166, 30 jun. 2007. </text:p>
        <text:p text:style-name="Bibliography_20_1">FILHO, P. A. M.; PESSÔA, M. S. DE P. <text:span text:style-name="T80">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80">Gestão Pública | FDC | Fundação Dom Cabral</text:span>. Disponível em: &lt;https://www.fdc.org.br/gestao-publica&gt;. Acesso em: 9 jun. 2020. </text:p>
        <text:p text:style-name="Bibliography_20_1">GLEISER, I. <text:span text:style-name="T80">Caos e Complexidade: A Evolução do Pensamento Econômico</text:span>. Rio de Janeiro: Editora Campos, 2002. </text:p>
        <text:p text:style-name="Bibliography_20_1">GOLDSCHMIDT, P. C. Simulação e jogo de empresas. <text:span text:style-name="T80">Revista de Administração de Empresas</text:span>, v. 17, n. 3, p. 43–46, jun. 1977. </text:p>
        <text:p text:style-name="Bibliography_20_1">LEVY, P. <text:span text:style-name="T80">As tecnologias da inteligência: o futuro do pensamento na era informática</text:span>. 13. ed. [s.l.] Editora 34, 1998. </text:p>
        <text:p text:style-name="Bibliography_20_1">LIRA, M. C. O ensino da Contabilidade em Portugal no século XVIII:a Aula do Comércio. <text:span text:style-name="T80">Revista de Educação e Pesquisa em Contabilidade (REPeC)</text:span>, v. 5, n. 1, p. 50–72, 27 abr. 2011. </text:p>
        <text:p text:style-name="Bibliography_20_1">MAJER, C. A.; DUDUCHI, M. Uso de simuladores de jogos empresariais na educação corporativa e acadêmica. <text:span text:style-name="T80">Uso de simuladores de jogos empresariais na educação corporativa e acadêmica.</text:span>, WORKSHOP DE PÓS-GRADUAÇÃO E PESQUISA DO CENTRO PAULA SOUZA. n. 10, p. 32–39, 6 out. 2015. </text:p>
        <text:p text:style-name="Bibliography_20_1"><text:soft-page-break/>MAUERBERG JR, A. A complexidade e o construtivismo na economia. <text:span text:style-name="T80">Brazilian Journal of Political Economy</text:span>, v. 33, n. 3, set. 2013. </text:p>
        <text:p text:style-name="Bibliography_20_1">MENDES, M. A.; FRANCISCO, A. P. F. <text:span text:style-name="T80">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80">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80">Introdução ao Pensamento Complexo</text:span>. 3. ed. Porto Alegre: Meridional/Sulina, 2007. v. 1</text:p>
        <text:p text:style-name="Bibliography_20_1">MOURA, M. C. M. <text:span text:style-name="T80">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80">A Morte da Economia</text:span>. São Paulo: Companhia das Letras, 1996. </text:p>
        <text:p text:style-name="Bibliography_20_1">ORMEROD, P. <text:span text:style-name="T80">O Efeito Borboleta: Uma fascinante introdução à economia do século XXI</text:span>. [s.l.] Editora Campos, 2000. </text:p>
        <text:p text:style-name="Bibliography_20_1">RODRIGUES, L. L.; GOMES, D.; CRAIG, R. Aula do Comércio: Primeiro estabelecimento de ensino técnico profissional oficialmente criado no Mundo? <text:span text:style-name="T80">Aula do Comércio: Primeiro estabelecimento de ensino técnico profissional oficialmente criado no Mundo?</text:span>, v. 34, p. 46–54, 1 jan. 2003. </text:p>
        <text:p text:style-name="Bibliography_20_1">SANINO, G. E. DE C. O uso da simulação em enfermagem no Curso Técnico de Enfermagem. <text:span text:style-name="T80">Journal of Health Informatics</text:span>, v. 4, n. 0, 18 dez. 2012. </text:p>
        <text:p text:style-name="Bibliography_20_1">SAUAIA, A. C. A. <text:span text:style-name="T80">Laboratório de gestão: Simulador organizacional, jogo de empresas e pesquisa aplicada</text:span>. 3. ed. [s.l.] Editora Manole, 2010. </text:p>
        <text:p text:style-name="Bibliography_20_1">SCHITCOSKI, R. <text:span text:style-name="T80">Uma arquitetura modular para sistemas de treinamento militar em operações táticas</text:span>. Dissertação de mestrado—Rio de Janeiro: Instituto Militar de Engenharia, 2009.</text:p>
        <text:p text:style-name="Bibliography_20_1">SUTTO, G. <text:span text:style-name="T80">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80">The Best MBA Programs in America, Ranked</text:span>. Disponível em: &lt;https://www.usnews.com/best-graduate-schools/top-business-schools/mba-rankings&gt;. Acesso em: 9 jun. 2020. </text:p>
        <text:p text:style-name="Bibliography_20_1"><text:soft-page-break/>VARGA, C. R. R. et al. Relato de experiência: o uso de simulações no processo de ensino-aprendizagem em medicina. <text:span text:style-name="T80">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80">Educação Gerencial para Atuação em Ambientes de Negócios Sustentáveis: Desafios e Tendências de uma Escola de Negócios Brasileira</text:span>, v. 14, n. 4, p. 45–75, ago. 2013. </text:p>
        <text:p text:style-name="Bibliography_20_1">VIRTUOUS TECNOLOGIA DA INFORMAÇÃO. <text:span text:style-name="T80">Métodos de Escrituração - Partidas Simples e Partidas Dobradas - Só Contabilidade</text:span>. Empresa. Disponível em: &lt;https://www.socontabilidade.com.br/conteudo/metodos.php&gt;. Acesso em: 9 jun. 2020. </text:p>
      </text:section>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Verdana" svg:font-family="Verdana, Helvetica, Arial, sans-serif"/>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line-height="150%" fo:text-align="start" style:justify-single-word="false" style:page-number="auto" text:number-lines="true" text:line-number="0">
        <style:tab-stops/>
      </style:paragraph-properties>
      <style:text-properties fo:text-transform="uppercase" style:font-name="Arial1"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loext:contextual-spacing="false" fo:line-height="150%" fo:text-align="start" style:justify-single-word="false" style:page-number="auto"/>
      <style:text-properties fo:text-transform="uppercase" style:font-name="Arial1"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loext:contextual-spacing="false" fo:line-height="150%" fo:text-align="start" style:justify-single-word="false" style:page-number="auto"/>
      <style:text-properties style:font-name="Arial1"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loext: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loext:contextual-spacing="false" fo:line-height="150%" fo:text-align="start" style:justify-single-word="false" style:page-number="auto"/>
      <style:text-properties style:font-name="Arial2"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loext: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6-07T09:52:58.808380193</meta:creation-date>
    <dc:date>2020-06-29T17:48:13.343379294</dc:date>
    <meta:editing-duration>P1DT3H45M18S</meta:editing-duration>
    <meta:editing-cycles>37</meta:editing-cycles>
    <meta:generator>LibreOffice/6.4.4.2$Linux_X86_64 LibreOffice_project/706abf8817d63c225da2eaeb9c9523a7d4d3595c</meta:generator>
    <meta:document-statistic meta:table-count="0" meta:image-count="0" meta:object-count="0" meta:page-count="30" meta:paragraph-count="252" meta:word-count="7377" meta:character-count="48878" meta:non-whitespace-character-count="41644"/>
    <meta:user-defined meta:name="ZOTERO_PREF_1">&lt;data data-version="3" zotero-version="5.0.88"&gt;&lt;session id="zMdVSnRY"/&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